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Mangal" svg:font-family="Mang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2.073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1.82cm"/>
    </style:style>
    <style:style style:name="co16" style:family="table-column">
      <style:table-column-properties fo:break-before="auto" style:column-width="1.399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1.148cm"/>
    </style:style>
    <style:style style:name="co20" style:family="table-column">
      <style:table-column-properties fo:break-before="auto" style:column-width="0.587cm"/>
    </style:style>
    <style:style style:name="co21" style:family="table-column">
      <style:table-column-properties fo:break-before="auto" style:column-width="2.268cm"/>
    </style:style>
    <style:style style:name="co22" style:family="table-column">
      <style:table-column-properties fo:break-before="auto" style:column-width="1.9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Istruzioni">
      <style:table-properties table:display="true" style:writing-mode="lr-tb" table:tab-color="#00ff00"/>
    </style:style>
    <style:style style:name="ta2" style:family="table" style:master-page-name="PageStyle_5f_Squadre">
      <style:table-properties table:display="true" style:writing-mode="lr-tb" table:tab-color="#ff00ff"/>
    </style:style>
    <style:style style:name="ta3" style:family="table" style:master-page-name="PageStyle_5f_Campo">
      <style:table-properties table:display="true" style:writing-mode="lr-tb" table:tab-color="#00ffff"/>
    </style:style>
    <style:style style:name="ta4" style:family="table" style:master-page-name="PageStyle_5f_Date_5f_Risultati">
      <style:table-properties table:display="true" style:writing-mode="lr-tb" table:tab-color="#ff9900"/>
    </style:style>
    <style:style style:name="ta5" style:family="table" style:master-page-name="PageStyle_5f_Classifich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1f4e7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a5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4b008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ee82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1f4e7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dotted #000000" fo:background-color="#ffff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dotte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dotte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&quot;" style:apply-style-name="ConditionalStyle_5f_1" style:base-cell-address="Squadre.E3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&quot;" style:apply-style-name="ConditionalStyle_5f_1" style:base-cell-address="Squadre.E3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&quot;" style:apply-style-name="ConditionalStyle_5f_1" style:base-cell-address="Squadre.E3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Default">
      <style:table-cell-properties fo:border-bottom="0.74pt dotted #000000" fo:background-color="#ffff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&quot;" style:apply-style-name="ConditionalStyle_5f_8" style:base-cell-address="Date_Risultati.B3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&quot;" style:apply-style-name="ConditionalStyle_5f_8" style:base-cell-address="Date_Risultati.B3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&quot;" style:apply-style-name="ConditionalStyle_5f_8" style:base-cell-address="Date_Risultati.B3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74pt dotted #000000" fo:background-color="#00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dotted #000000" fo:background-color="#00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00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8">
      <style:table-cell-properties fo:border-bottom="0.74pt dotte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28">
      <style:table-cell-properties fo:border-bottom="0.74pt dotte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28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40">
      <style:table-cell-properties fo:border-bottom="0.74pt dotte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0">
      <style:table-cell-properties fo:border-bottom="0.74pt dotte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40">
      <style:table-cell-properties fo:border-bottom="0.0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dotte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dotte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"/>
    </style:style>
    <style:style style:name="ce79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3"/>
    </style:style>
    <style:style style:name="ce80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3"/>
    </style:style>
    <style:style style:name="ce81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3"/>
    </style:style>
    <style:style style:name="ce82" style:family="table-cell" style:parent-style-name="Default">
      <style:table-cell-properties fo:border-bottom="0.06pt solid #000000" fo:background-color="#ffa5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7"/>
    </style:style>
    <style:style style:name="ce83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8"/>
    </style:style>
    <style:style style:name="ce84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8"/>
    </style:style>
    <style:style style:name="ce85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8"/>
    </style:style>
    <style:style style:name="ce86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7"/>
    </style:style>
    <style:style style:name="ce87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3"/>
    </style:style>
    <style:style style:name="ce88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3"/>
    </style:style>
    <style:style style:name="ce89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3"/>
    </style:style>
    <style:style style:name="ce90" style:family="table-cell" style:parent-style-name="Default">
      <style:table-cell-properties fo:border-bottom="0.06pt solid #000000" fo:background-color="#008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7"/>
    </style:style>
    <style:style style:name="ce91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8"/>
    </style:style>
    <style:style style:name="ce92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8"/>
    </style:style>
    <style:style style:name="ce93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8"/>
    </style:style>
    <style:style style:name="ce94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#ref!=#ref!;1;IF(#ref!=#ref!;1;0)))" style:apply-style-name="ConditionalStyle_5f_8" style:base-cell-address="Classifiche.R22"/>
    </style:style>
    <style:style style:name="ce95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3"/>
    </style:style>
    <style:style style:name="ce96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4"/>
    </style:style>
    <style:style style:name="ce97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5"/>
    </style:style>
    <style:style style:name="ce98" style:family="table-cell" style:parent-style-name="Default">
      <style:table-cell-properties fo:border-bottom="0.06pt solid #000000" fo:background-color="#4b008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3"/>
    </style:style>
    <style:style style:name="ce100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9"/>
    </style:style>
    <style:style style:name="ce101" style:family="table-cell" style:parent-style-name="Default">
      <style:table-cell-properties fo:border-bottom="0.74pt dotted #000000" fo:background-color="#e2f0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R30"/>
    </style:style>
    <style:style style:name="ce102" style:family="table-cell" style:parent-style-name="Default">
      <style:table-cell-properties fo:border-bottom="0.06pt solid #000000" fo:background-color="#e2f0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R30"/>
    </style:style>
    <style:style style:name="ce103" style:family="table-cell" style:parent-style-name="Default">
      <style:table-cell-properties fo:border-bottom="0.06pt solid #000000" fo:background-color="#ee82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32"/>
    </style:style>
    <style:style style:name="ce104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0.74pt dotted #000000" fo:background-color="#e2f0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R40"/>
    </style:style>
    <style:style style:name="ce106" style:family="table-cell" style:parent-style-name="Default">
      <style:table-cell-properties fo:border-bottom="0.06pt solid #000000" fo:background-color="#e2f0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R41"/>
    </style:style>
    <style:style style:name="ce107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"/>
    </style:style>
    <style:style style:name="ce108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3"/>
    </style:style>
    <style:style style:name="ce109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4"/>
    </style:style>
    <style:style style:name="ce110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5"/>
    </style:style>
    <style:style style:name="ce111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6"/>
    </style:style>
    <style:style style:name="ce112" style:family="table-cell" style:parent-style-name="Default">
      <style:table-cell-properties fo:border-bottom="0.06pt solid #000000" fo:background-color="#ffa5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7"/>
    </style:style>
    <style:style style:name="ce113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8"/>
    </style:style>
    <style:style style:name="ce114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9"/>
    </style:style>
    <style:style style:name="ce115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10"/>
    </style:style>
    <style:style style:name="ce116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11"/>
    </style:style>
    <style:style style:name="ce117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7"/>
    </style:style>
    <style:style style:name="ce118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13"/>
    </style:style>
    <style:style style:name="ce119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14"/>
    </style:style>
    <style:style style:name="ce120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15"/>
    </style:style>
    <style:style style:name="ce121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16"/>
    </style:style>
    <style:style style:name="ce122" style:family="table-cell" style:parent-style-name="Default">
      <style:table-cell-properties fo:border-bottom="0.06pt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7"/>
    </style:style>
    <style:style style:name="ce123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18"/>
    </style:style>
    <style:style style:name="ce124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19"/>
    </style:style>
    <style:style style:name="ce125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20"/>
    </style:style>
    <style:style style:name="ce126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21"/>
    </style:style>
    <style:style style:name="ce127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18"/>
    </style:style>
    <style:style style:name="ce129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25"/>
    </style:style>
    <style:style style:name="ce130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26"/>
    </style:style>
    <style:style style:name="ce131" style:family="table-cell" style:parent-style-name="Default">
      <style:table-cell-properties fo:border-bottom="0.06pt solid #000000" fo:background-color="#4b008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28"/>
    </style:style>
    <style:style style:name="ce133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29"/>
    </style:style>
    <style:style style:name="ce134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30"/>
    </style:style>
    <style:style style:name="ce135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31"/>
    </style:style>
    <style:style style:name="ce136" style:family="table-cell" style:parent-style-name="Default" style:data-style-name="N1">
      <style:table-cell-properties fo:border-bottom="0.06pt solid #000000" fo:background-color="#ee82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S32"/>
    </style:style>
    <style:style style:name="ce137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40"/>
    </style:style>
    <style:style style:name="ce139" style:family="table-cell" style:parent-style-name="Default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S41"/>
    </style:style>
    <style:style style:name="ce140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4"/>
    </style:style>
    <style:style style:name="ce141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5"/>
    </style:style>
    <style:style style:name="ce142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6"/>
    </style:style>
    <style:style style:name="ce143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9"/>
    </style:style>
    <style:style style:name="ce144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10"/>
    </style:style>
    <style:style style:name="ce145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11"/>
    </style:style>
    <style:style style:name="ce146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14"/>
    </style:style>
    <style:style style:name="ce147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15"/>
    </style:style>
    <style:style style:name="ce148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16"/>
    </style:style>
    <style:style style:name="ce149" style:family="table-cell" style:parent-style-name="Default" style:data-style-name="N1">
      <style:table-cell-properties fo:border-bottom="0.74pt dotte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19"/>
    </style:style>
    <style:style style:name="ce150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20"/>
    </style:style>
    <style:style style:name="ce151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21"/>
    </style:style>
    <style:style style:name="ce152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#ref!=#ref!;1;IF(#ref!=#ref!;1;0)))" style:apply-style-name="ConditionalStyle_5f_8" style:base-cell-address="Classifiche.R22"/>
    </style:style>
    <style:style style:name="ce153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24"/>
    </style:style>
    <style:style style:name="ce154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25"/>
    </style:style>
    <style:style style:name="ce155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26"/>
    </style:style>
    <style:style style:name="ce156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30"/>
    </style:style>
    <style:style style:name="ce157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30"/>
    </style:style>
    <style:style style:name="ce158" style:family="table-cell" style:parent-style-name="Default" style:data-style-name="N1">
      <style:table-cell-properties fo:border-bottom="0.06pt solid #000000" fo:background-color="#ee82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32"/>
    </style:style>
    <style:style style:name="ce159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40"/>
    </style:style>
    <style:style style:name="ce160" style:family="table-cell" style:parent-style-name="Default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T41"/>
    </style:style>
    <style:style style:name="ce161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5"/>
    </style:style>
    <style:style style:name="ce162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5"/>
    </style:style>
    <style:style style:name="ce163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10"/>
    </style:style>
    <style:style style:name="ce164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10"/>
    </style:style>
    <style:style style:name="ce165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15"/>
    </style:style>
    <style:style style:name="ce166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15"/>
    </style:style>
    <style:style style:name="ce167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20"/>
    </style:style>
    <style:style style:name="ce168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U20"/>
    </style:style>
    <style:style style:name="ce169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U25"/>
    </style:style>
    <style:style style:name="ce170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5"/>
    </style:style>
    <style:style style:name="ce171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5"/>
    </style:style>
    <style:style style:name="ce172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10"/>
    </style:style>
    <style:style style:name="ce173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10"/>
    </style:style>
    <style:style style:name="ce174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15"/>
    </style:style>
    <style:style style:name="ce175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15"/>
    </style:style>
    <style:style style:name="ce176" style:family="table-cell" style:parent-style-name="Default" style:data-style-name="N1">
      <style:table-cell-properties fo:border-bottom="0.74pt dotte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20"/>
    </style:style>
    <style:style style:name="ce177" style:family="table-cell" style:parent-style-name="Default" style:data-style-name="N1">
      <style:table-cell-properties fo:border-bottom="0.0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R$4]=&quot;Black and White&quot;)" style:apply-style-name="ConditionalStyle_5f_8" style:base-cell-address="Classifiche.V20"/>
    </style:style>
    <style:style style:name="ce178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V25"/>
    </style:style>
    <style:style style:name="ce179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R23"/>
    </style:style>
    <style:style style:name="ce180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T24"/>
    </style:style>
    <style:style style:name="ce181" style:family="table-cell" style:parent-style-name="Default">
      <style:table-cell-properties fo:border-bottom="0.74pt dotted #000000" fo:background-color="#c5e0b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$R$4]=&quot;Black and White&quot;)" style:apply-style-name="ConditionalStyle_5f_8" style:base-cell-address="Classifiche.V25"/>
    </style:style>
    <style:style style:name="ce18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quadre.$C$3:.$C$1000])" table:allow-empty-cell="true" table:display-list="unsorted" table:base-cell-address="Classifiche.D3"/>
        <table:content-validation table:name="val2" table:condition="of:cell-content-is-in-list([$Squadre.$C$3:.$C50])" table:allow-empty-cell="true" table:display-list="unsorted" table:base-cell-address="Classifiche.E3"/>
        <table:content-validation table:name="val3" table:condition="of:is-true-formula(OR(NOT(ISERROR(DATEVALUE([.H3]))); AND(ISNUMBER([.H3]); LEFT(CELL(&quot;format&quot;; [.H3]))=&quot;D&quot;)))" table:allow-empty-cell="true" table:base-cell-address="Classifiche.H3"/>
        <table:content-validation table:name="val4" table:condition="of:cell-content-is-in-list([$Campo.$A$3:.$A50])" table:allow-empty-cell="true" table:display-list="unsorted" table:base-cell-address="Classifiche.J3"/>
      </table:content-validations>
      <table:table table:name="Istruzion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TI_TORNEO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2" office:value-type="string" calcext:value-type="string">
            <text:p>Valor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NOME_TORNEO</text:p>
          </table:table-cell>
          <table:table-cell table:style-name="ce23" office:value-type="string" calcext:value-type="string">
            <text:p>Torneo dell’Estate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TAGIONE</text:p>
          </table:table-cell>
          <table:table-cell table:style-name="ce2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5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 table:number-columns-spanned="2" table:number-rows-spanned="1">
            <text:p>Istruzioni</text:p>
          </table:table-cell>
          <table:covered-table-cell/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1">
          <table:table-cell table:style-name="ce7" office:value-type="string" calcext:value-type="string" table:number-columns-spanned="2" table:number-rows-spanned="3">
            <text:p><text:span text:style-name="T1">1. Prima dell’inizio del torneo compilare i campi a sfondo </text:span><text:span text:style-name="T2">GIALLO</text:span><text:span text:style-name="T3"> del foglio </text:span><text:span text:style-name="T2">A_INPUT</text:span><text:span text:style-name="T3">.</text:span></text:p>
          </table:table-cell>
          <table:covered-table-cell table:style-name="ce8"/>
          <table:table-cell table:number-columns-repeated="62"/>
        </table:table-row>
        <table:table-row table:style-name="ro1">
          <table:covered-table-cell table:number-columns-repeated="2" table:style-name="ce8"/>
          <table:table-cell table:number-columns-repeated="62"/>
        </table:table-row>
        <table:table-row table:style-name="ro1">
          <table:covered-table-cell table:number-columns-repeated="2" table:style-name="ce8"/>
          <table:table-cell table:number-columns-repeated="62"/>
        </table:table-row>
        <table:table-row table:style-name="ro1">
          <table:table-cell table:style-name="ce5" table:number-columns-repeated="2"/>
          <table:table-cell table:number-columns-repeated="62"/>
        </table:table-row>
        <table:table-row table:style-name="ro1">
          <table:table-cell table:style-name="ce9" office:value-type="string" calcext:value-type="string" table:number-columns-spanned="2" table:number-rows-spanned="4">
            <text:p><text:span text:style-name="T1">2. Durante lo svolgimento del torneo compulare i risultati nei campi a sfondo </text:span><text:span text:style-name="T2">VERDE</text:span><text:span text:style-name="T3">, sempre nel foglio </text:span><text:span text:style-name="T2">A_INPUT</text:span><text:span text:style-name="T3">.</text:span></text:p>
          </table:table-cell>
          <table:covered-table-cell table:style-name="ce8"/>
          <table:table-cell table:number-columns-repeated="62"/>
        </table:table-row>
        <table:table-row table:style-name="ro1">
          <table:covered-table-cell table:number-columns-repeated="2" table:style-name="ce8"/>
          <table:table-cell table:number-columns-repeated="62"/>
        </table:table-row>
        <table:table-row table:style-name="ro1">
          <table:covered-table-cell table:number-columns-repeated="2" table:style-name="ce8"/>
          <table:table-cell table:number-columns-repeated="62"/>
        </table:table-row>
        <table:table-row table:style-name="ro1">
          <table:covered-table-cell table:number-columns-repeated="2" table:style-name="ce8"/>
          <table:table-cell table:number-columns-repeated="62"/>
        </table:table-row>
        <table:table-row table:style-name="ro1">
          <table:table-cell table:style-name="ce5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 table:number-columns-spanned="2" table:number-rows-spanned="3">
            <text:p><text:span text:style-name="T1">Nel foglio </text:span><text:span text:style-name="T2">B_ELABORAZIONI</text:span><text:span text:style-name="T3"> saranno visibili i conteggi delle varie fasi.</text:span></text:p>
          </table:table-cell>
          <table:covered-table-cell/>
          <table:table-cell table:number-columns-repeated="62"/>
        </table:table-row>
        <table:table-row table:style-name="ro2">
          <table:covered-table-cell table:number-columns-repeated="2"/>
          <table:table-cell table:number-columns-repeated="62"/>
        </table:table-row>
        <table:table-row table:style-name="ro2">
          <table:covered-table-cell table:number-columns-repeated="2"/>
          <table:table-cell table:number-columns-repeated="62"/>
        </table:table-row>
        <table:table-row table:style-name="ro1">
          <table:table-cell table:style-name="ce5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 table:number-columns-repeated="62"/>
        </table:table-row>
        <table:table-row table:style-name="ro2">
          <table:covered-table-cell table:number-columns-repeated="2"/>
          <table:table-cell table:number-columns-repeated="62"/>
        </table:table-row>
        <table:table-row table:style-name="ro2">
          <table:covered-table-cell table:number-columns-repeated="2"/>
          <table:table-cell table:number-columns-repeated="62"/>
        </table:table-row>
        <table:table-row table:style-name="ro1" table:number-rows-repeated="16">
          <table:table-cell table:style-name="ce5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 table:number-columns-spanned="2" table:number-rows-spanned="1">
            <text:p>COLORI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11" office:value-type="string" calcext:value-type="string">
            <text:p>ROSSO</text:p>
          </table:table-cell>
          <table:table-cell table:style-name="ce25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ARANCIONE</text:p>
          </table:table-cell>
          <table:table-cell table:style-name="ce25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GIALLO</text:p>
          </table:table-cell>
          <table:table-cell table:style-name="ce25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14" office:value-type="string" calcext:value-type="string">
            <text:p>VERDE</text:p>
          </table:table-cell>
          <table:table-cell table:style-name="ce25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BLU</text:p>
          </table:table-cell>
          <table:table-cell table:style-name="ce25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16" office:value-type="string" calcext:value-type="string">
            <text:p>INDACO</text:p>
          </table:table-cell>
          <table:table-cell table:style-name="ce25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VIOLETTO</text:p>
          </table:table-cell>
          <table:table-cell table:style-name="ce25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NERO</text:p>
          </table:table-cell>
          <table:table-cell table:style-name="ce25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BLU_SCURO</text:p>
          </table:table-cell>
          <table:table-cell table:style-name="ce25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VERDE_MEDIO</text:p>
          </table:table-cell>
          <table:table-cell table:style-name="ce25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ERDE_CHIARO</text:p>
          </table:table-cell>
          <table:table-cell table:style-name="ce25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949">
          <table:table-cell table:style-name="ce5" table:number-columns-repeated="2"/>
          <table:table-cell table:number-columns-repeated="62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quadr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QUADRE</text:p>
          </table:table-cell>
          <table:covered-table-cell table:number-columns-repeated="5"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9" office:value-type="string" calcext:value-type="string">
            <text:p>Codice</text:p>
          </table:table-cell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Note</text:p>
          </table:table-cell>
          <table:table-cell table:style-name="ce35" office:value-type="string" calcext:value-type="string">
            <text:p>Girone</text:p>
          </table:table-cell>
          <table:table-cell table:style-name="ce39" office:value-type="string" calcext:value-type="string">
            <text:p>ID Nel Girone</text:p>
          </table:table-cell>
          <table:table-cell table:number-columns-repeated="58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0" table:formula="of:=[.E3]&amp;[.F3]" office:value-type="string" office:string-value="A1" calcext:value-type="string">
            <text:p>A1</text:p>
          </table:table-cell>
          <table:table-cell table:style-name="ce32" office:value-type="string" calcext:value-type="string">
            <text:p>Leoni</text:p>
          </table:table-cell>
          <table:table-cell table:style-name="ce32"/>
          <table:table-cell table:style-name="ce36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0" table:formula="of:=[.E4]&amp;[.F4]" office:value-type="string" office:string-value="A2" calcext:value-type="string">
            <text:p>A2</text:p>
          </table:table-cell>
          <table:table-cell table:style-name="ce33" office:value-type="string" calcext:value-type="string">
            <text:p>Pantere</text:p>
          </table:table-cell>
          <table:table-cell table:style-name="ce33"/>
          <table:table-cell table:style-name="ce37" office:value-type="string" calcext:value-type="string">
            <text:p>A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0" table:formula="of:=[.E5]&amp;[.F5]" office:value-type="string" office:string-value="A3" calcext:value-type="string">
            <text:p>A3</text:p>
          </table:table-cell>
          <table:table-cell table:style-name="ce33" office:value-type="string" calcext:value-type="string">
            <text:p>Tigri</text:p>
          </table:table-cell>
          <table:table-cell table:style-name="ce33"/>
          <table:table-cell table:style-name="ce37" office:value-type="string" calcext:value-type="string">
            <text:p>A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0" table:formula="of:=[.E6]&amp;[.F6]" office:value-type="string" office:string-value="A4" calcext:value-type="string">
            <text:p>A4</text:p>
          </table:table-cell>
          <table:table-cell table:style-name="ce33" office:value-type="string" calcext:value-type="string">
            <text:p>Ghepardi</text:p>
          </table:table-cell>
          <table:table-cell table:style-name="ce33"/>
          <table:table-cell table:style-name="ce37" office:value-type="string" calcext:value-type="string">
            <text:p>A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0" table:formula="of:=[.E7]&amp;[.F7]" office:value-type="string" office:string-value="B1" calcext:value-type="string">
            <text:p>B1</text:p>
          </table:table-cell>
          <table:table-cell table:style-name="ce33" office:value-type="string" calcext:value-type="string">
            <text:p>Giaguari</text:p>
          </table:table-cell>
          <table:table-cell table:style-name="ce33"/>
          <table:table-cell table:style-name="ce37" office:value-type="string" calcext:value-type="string">
            <text:p>B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30" table:formula="of:=[.E8]&amp;[.F8]" office:value-type="string" office:string-value="B2" calcext:value-type="string">
            <text:p>B2</text:p>
          </table:table-cell>
          <table:table-cell table:style-name="ce33" office:value-type="string" calcext:value-type="string">
            <text:p>Puma</text:p>
          </table:table-cell>
          <table:table-cell table:style-name="ce33"/>
          <table:table-cell table:style-name="ce37" office:value-type="string" calcext:value-type="string">
            <text:p>B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30" table:formula="of:=[.E9]&amp;[.F9]" office:value-type="string" office:string-value="B3" calcext:value-type="string">
            <text:p>B3</text:p>
          </table:table-cell>
          <table:table-cell table:style-name="ce33" office:value-type="string" calcext:value-type="string">
            <text:p>Linci</text:p>
          </table:table-cell>
          <table:table-cell table:style-name="ce33"/>
          <table:table-cell table:style-name="ce37" office:value-type="string" calcext:value-type="string">
            <text:p>B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30" table:formula="of:=[.E10]&amp;[.F10]" office:value-type="string" office:string-value="B4" calcext:value-type="string">
            <text:p>B4</text:p>
          </table:table-cell>
          <table:table-cell table:style-name="ce33" office:value-type="string" calcext:value-type="string">
            <text:p>Serval</text:p>
          </table:table-cell>
          <table:table-cell table:style-name="ce33"/>
          <table:table-cell table:style-name="ce37" office:value-type="string" calcext:value-type="string">
            <text:p>B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30" table:formula="of:=[.E11]&amp;[.F11]" office:value-type="string" office:string-value="C1" calcext:value-type="string">
            <text:p>C1</text:p>
          </table:table-cell>
          <table:table-cell table:style-name="ce33" office:value-type="string" calcext:value-type="string">
            <text:p>Elefanti</text:p>
          </table:table-cell>
          <table:table-cell table:style-name="ce33"/>
          <table:table-cell table:style-name="ce37" office:value-type="string" calcext:value-type="string">
            <text:p>C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30" table:formula="of:=[.E12]&amp;[.F12]" office:value-type="string" office:string-value="C2" calcext:value-type="string">
            <text:p>C2</text:p>
          </table:table-cell>
          <table:table-cell table:style-name="ce33" office:value-type="string" calcext:value-type="string">
            <text:p>Giraffe</text:p>
          </table:table-cell>
          <table:table-cell table:style-name="ce33"/>
          <table:table-cell table:style-name="ce37" office:value-type="string" calcext:value-type="string">
            <text:p>C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30" table:formula="of:=[.E13]&amp;[.F13]" office:value-type="string" office:string-value="C3" calcext:value-type="string">
            <text:p>C3</text:p>
          </table:table-cell>
          <table:table-cell table:style-name="ce33" office:value-type="string" calcext:value-type="string">
            <text:p>Ippopotami</text:p>
          </table:table-cell>
          <table:table-cell table:style-name="ce33"/>
          <table:table-cell table:style-name="ce37" office:value-type="string" calcext:value-type="string">
            <text:p>C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30" table:formula="of:=[.E14]&amp;[.F14]" office:value-type="string" office:string-value="C4" calcext:value-type="string">
            <text:p>C4</text:p>
          </table:table-cell>
          <table:table-cell table:style-name="ce33" office:value-type="string" calcext:value-type="string">
            <text:p>Iguane</text:p>
          </table:table-cell>
          <table:table-cell table:style-name="ce33"/>
          <table:table-cell table:style-name="ce37" office:value-type="string" calcext:value-type="string">
            <text:p>C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30" table:formula="of:=[.E15]&amp;[.F15]" office:value-type="string" office:string-value="D1" calcext:value-type="string">
            <text:p>D1</text:p>
          </table:table-cell>
          <table:table-cell table:style-name="ce33" office:value-type="string" calcext:value-type="string">
            <text:p>Coccodrilli</text:p>
          </table:table-cell>
          <table:table-cell table:style-name="ce33"/>
          <table:table-cell table:style-name="ce37" office:value-type="string" calcext:value-type="string">
            <text:p>D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30" table:formula="of:=[.E16]&amp;[.F16]" office:value-type="string" office:string-value="D2" calcext:value-type="string">
            <text:p>D2</text:p>
          </table:table-cell>
          <table:table-cell table:style-name="ce33" office:value-type="string" calcext:value-type="string">
            <text:p>Pitoni</text:p>
          </table:table-cell>
          <table:table-cell table:style-name="ce33"/>
          <table:table-cell table:style-name="ce37" office:value-type="string" calcext:value-type="string">
            <text:p>D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30" table:formula="of:=[.E17]&amp;[.F17]" office:value-type="string" office:string-value="D3" calcext:value-type="string">
            <text:p>D3</text:p>
          </table:table-cell>
          <table:table-cell table:style-name="ce33" office:value-type="string" calcext:value-type="string">
            <text:p>Aquile</text:p>
          </table:table-cell>
          <table:table-cell table:style-name="ce33"/>
          <table:table-cell table:style-name="ce37" office:value-type="string" calcext:value-type="string">
            <text:p>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30" table:formula="of:=[.E18]&amp;[.F18]" office:value-type="string" office:string-value="D4" calcext:value-type="string">
            <text:p>D4</text:p>
          </table:table-cell>
          <table:table-cell table:style-name="ce33" office:value-type="string" calcext:value-type="string">
            <text:p>Falchi</text:p>
          </table:table-cell>
          <table:table-cell table:style-name="ce33"/>
          <table:table-cell table:style-name="ce37" office:value-type="string" calcext:value-type="string">
            <text:p>D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30" table:formula="of:=[.E19]&amp;[.F19]" office:value-type="string" office:string-value="E1" calcext:value-type="string">
            <text:p>E1</text:p>
          </table:table-cell>
          <table:table-cell table:style-name="ce33" office:value-type="string" calcext:value-type="string">
            <text:p>Bisonti</text:p>
          </table:table-cell>
          <table:table-cell table:style-name="ce33"/>
          <table:table-cell table:style-name="ce37" office:value-type="string" calcext:value-type="string">
            <text:p>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30" table:formula="of:=[.E20]&amp;[.F20]" office:value-type="string" office:string-value="E2" calcext:value-type="string">
            <text:p>E2</text:p>
          </table:table-cell>
          <table:table-cell table:style-name="ce33" office:value-type="string" calcext:value-type="string">
            <text:p>Bufali</text:p>
          </table:table-cell>
          <table:table-cell table:style-name="ce33"/>
          <table:table-cell table:style-name="ce37" office:value-type="string" calcext:value-type="string">
            <text:p>E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30" table:formula="of:=[.E21]&amp;[.F21]" office:value-type="string" office:string-value="E3" calcext:value-type="string">
            <text:p>E3</text:p>
          </table:table-cell>
          <table:table-cell table:style-name="ce33" office:value-type="string" calcext:value-type="string">
            <text:p>Cervi</text:p>
          </table:table-cell>
          <table:table-cell table:style-name="ce33"/>
          <table:table-cell table:style-name="ce37" office:value-type="string" calcext:value-type="string">
            <text:p>E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30" table:formula="of:=[.E22]&amp;[.F22]" office:value-type="string" office:string-value="E4" calcext:value-type="string">
            <text:p>E4</text:p>
          </table:table-cell>
          <table:table-cell table:style-name="ce33" office:value-type="string" calcext:value-type="string">
            <text:p>Cinghiali</text:p>
          </table:table-cell>
          <table:table-cell table:style-name="ce33"/>
          <table:table-cell table:style-name="ce37" office:value-type="string" calcext:value-type="string">
            <text:p>E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30" table:formula="of:=[.E23]&amp;[.F23]" office:value-type="string" office:string-value="F1" calcext:value-type="string">
            <text:p>F1</text:p>
          </table:table-cell>
          <table:table-cell table:style-name="ce33" office:value-type="string" calcext:value-type="string">
            <text:p>Balene</text:p>
          </table:table-cell>
          <table:table-cell table:style-name="ce33"/>
          <table:table-cell table:style-name="ce37" office:value-type="string" calcext:value-type="string">
            <text:p>F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30" table:formula="of:=[.E24]&amp;[.F24]" office:value-type="string" office:string-value="F2" calcext:value-type="string">
            <text:p>F2</text:p>
          </table:table-cell>
          <table:table-cell table:style-name="ce33" office:value-type="string" calcext:value-type="string">
            <text:p>Gabbiani</text:p>
          </table:table-cell>
          <table:table-cell table:style-name="ce33"/>
          <table:table-cell table:style-name="ce37" office:value-type="string" calcext:value-type="string">
            <text:p>F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30" table:formula="of:=[.E25]&amp;[.F25]" office:value-type="string" office:string-value="F3" calcext:value-type="string">
            <text:p>F3</text:p>
          </table:table-cell>
          <table:table-cell table:style-name="ce33" office:value-type="string" calcext:value-type="string">
            <text:p>Delfini</text:p>
          </table:table-cell>
          <table:table-cell table:style-name="ce33"/>
          <table:table-cell table:style-name="ce37" office:value-type="string" calcext:value-type="string">
            <text:p>F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30" table:formula="of:=[.E26]&amp;[.F26]" office:value-type="string" office:string-value="F4" calcext:value-type="string">
            <text:p>F4</text:p>
          </table:table-cell>
          <table:table-cell table:style-name="ce33" office:value-type="string" calcext:value-type="string">
            <text:p>Fenicotteri</text:p>
          </table:table-cell>
          <table:table-cell table:style-name="ce33"/>
          <table:table-cell table:style-name="ce37" office:value-type="string" calcext:value-type="string">
            <text:p>F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30" table:formula="of:=[.E27]&amp;[.F27]" office:value-type="string" office:string-value="G1" calcext:value-type="string">
            <text:p>G1</text:p>
          </table:table-cell>
          <table:table-cell table:style-name="ce33" office:value-type="string" calcext:value-type="string">
            <text:p>Istrici</text:p>
          </table:table-cell>
          <table:table-cell table:style-name="ce33"/>
          <table:table-cell table:style-name="ce37" office:value-type="string" calcext:value-type="string">
            <text:p>G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30" table:formula="of:=[.E28]&amp;[.F28]" office:value-type="string" office:string-value="G2" calcext:value-type="string">
            <text:p>G2</text:p>
          </table:table-cell>
          <table:table-cell table:style-name="ce33" office:value-type="string" calcext:value-type="string">
            <text:p>Gorilla</text:p>
          </table:table-cell>
          <table:table-cell table:style-name="ce33"/>
          <table:table-cell table:style-name="ce37" office:value-type="string" calcext:value-type="string">
            <text:p>G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30" table:formula="of:=[.E29]&amp;[.F29]" office:value-type="string" office:string-value="G3" calcext:value-type="string">
            <text:p>G3</text:p>
          </table:table-cell>
          <table:table-cell table:style-name="ce33" office:value-type="string" calcext:value-type="string">
            <text:p>Muli</text:p>
          </table:table-cell>
          <table:table-cell table:style-name="ce33"/>
          <table:table-cell table:style-name="ce37" office:value-type="string" calcext:value-type="string">
            <text:p>G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30" table:formula="of:=[.E30]&amp;[.F30]" office:value-type="string" office:string-value="G4" calcext:value-type="string">
            <text:p>G4</text:p>
          </table:table-cell>
          <table:table-cell table:style-name="ce33" office:value-type="string" calcext:value-type="string">
            <text:p>Orche</text:p>
          </table:table-cell>
          <table:table-cell table:style-name="ce33"/>
          <table:table-cell table:style-name="ce37" office:value-type="string" calcext:value-type="string">
            <text:p>G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30" table:formula="of:=[.E31]&amp;[.F31]" office:value-type="string" office:string-value="H1" calcext:value-type="string">
            <text:p>H1</text:p>
          </table:table-cell>
          <table:table-cell table:style-name="ce33" office:value-type="string" calcext:value-type="string">
            <text:p>Piranha</text:p>
          </table:table-cell>
          <table:table-cell table:style-name="ce33"/>
          <table:table-cell table:style-name="ce37" office:value-type="string" calcext:value-type="string">
            <text:p>H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30" table:formula="of:=[.E32]&amp;[.F32]" office:value-type="string" office:string-value="H2" calcext:value-type="string">
            <text:p>H2</text:p>
          </table:table-cell>
          <table:table-cell table:style-name="ce33" office:value-type="string" calcext:value-type="string">
            <text:p>Scorpioni</text:p>
          </table:table-cell>
          <table:table-cell table:style-name="ce33"/>
          <table:table-cell table:style-name="ce37" office:value-type="string" calcext:value-type="string">
            <text:p>H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30" table:formula="of:=[.E33]&amp;[.F33]" office:value-type="string" office:string-value="H3" calcext:value-type="string">
            <text:p>H3</text:p>
          </table:table-cell>
          <table:table-cell table:style-name="ce33" office:value-type="string" calcext:value-type="string">
            <text:p>Tonni</text:p>
          </table:table-cell>
          <table:table-cell table:style-name="ce33"/>
          <table:table-cell table:style-name="ce37" office:value-type="string" calcext:value-type="string">
            <text:p>H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style-name="ce28" office:value-type="float" office:value="32" calcext:value-type="float">
            <text:p>32</text:p>
          </table:table-cell>
          <table:table-cell table:style-name="ce30" table:formula="of:=[.E34]&amp;[.F34]" office:value-type="string" office:string-value="H4" calcext:value-type="string">
            <text:p>H4</text:p>
          </table:table-cell>
          <table:table-cell table:style-name="ce34" office:value-type="string" calcext:value-type="string">
            <text:p>Zebre</text:p>
          </table:table-cell>
          <table:table-cell table:style-name="ce34"/>
          <table:table-cell table:style-name="ce38" office:value-type="string" calcext:value-type="string">
            <text:p>H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58"/>
        </table:table-row>
        <table:table-row table:style-name="ro1" table:number-rows-repeated="966">
          <table:table-cell table:style-name="ce5" table:number-columns-repeated="6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quadre.E3:Squadre.E34">
            <calcext:condition calcext:apply-style-name="ConditionalStyle_1" calcext:value="=&quot;H&quot;" calcext:base-cell-address="Squadre.E3"/>
          </calcext:conditional-format>
          <calcext:conditional-format calcext:target-range-address="Squadre.E3:Squadre.E34">
            <calcext:condition calcext:apply-style-name="ConditionalStyle_2" calcext:value="=&quot;G&quot;" calcext:base-cell-address="Squadre.E3"/>
          </calcext:conditional-format>
          <calcext:conditional-format calcext:target-range-address="Squadre.E3:Squadre.E34">
            <calcext:condition calcext:apply-style-name="ConditionalStyle_3" calcext:value="=&quot;F&quot;" calcext:base-cell-address="Squadre.E3"/>
          </calcext:conditional-format>
          <calcext:conditional-format calcext:target-range-address="Squadre.E3:Squadre.E34">
            <calcext:condition calcext:apply-style-name="ConditionalStyle_4" calcext:value="=&quot;E&quot;" calcext:base-cell-address="Squadre.E3"/>
          </calcext:conditional-format>
          <calcext:conditional-format calcext:target-range-address="Squadre.E3:Squadre.E34">
            <calcext:condition calcext:apply-style-name="ConditionalStyle_5" calcext:value="=&quot;D&quot;" calcext:base-cell-address="Squadre.E3"/>
          </calcext:conditional-format>
          <calcext:conditional-format calcext:target-range-address="Squadre.E3:Squadre.E34">
            <calcext:condition calcext:apply-style-name="ConditionalStyle_6" calcext:value="=&quot;C&quot;" calcext:base-cell-address="Squadre.E3"/>
          </calcext:conditional-format>
          <calcext:conditional-format calcext:target-range-address="Squadre.E3:Squadre.E34">
            <calcext:condition calcext:apply-style-name="ConditionalStyle_7" calcext:value="=&quot;B&quot;" calcext:base-cell-address="Squadre.E3"/>
          </calcext:conditional-format>
          <calcext:conditional-format calcext:target-range-address="Squadre.E3:Squadre.E34">
            <calcext:condition calcext:apply-style-name="ConditionalStyle_8" calcext:value="=&quot;A&quot;" calcext:base-cell-address="Squadre.E3"/>
          </calcext:conditional-format>
        </calcext:conditional-formats>
      </table:table>
      <table:table table:name="Campo" table:style-name="ta3">
        <table:table-column table:style-name="co4" table:default-cell-style-name="Default"/>
        <table:table-column table:style-name="co10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MPI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2" office:value-type="string" calcext:value-type="string">
            <text:p>Nome</text:p>
          </table:table-cell>
          <table:table-cell table:number-columns-repeated="6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3" table:number-matrix-columns-spanned="1" table:number-matrix-rows-spanned="998" table:formula="of:=IF([.A3:.A1000]=&quot;&quot;;&quot;&quot;;&quot;CAMPO &quot;&amp;ROMAN([.A3:.A1000]))" office:value-type="string" office:string-value="CAMPO I" calcext:value-type="string">
            <text:p>CAMPO I</text:p>
          </table:table-cell>
          <table:table-cell table:number-columns-repeated="62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44" office:value-type="string" office:string-value="CAMPO II" calcext:value-type="string">
            <text:p>CAMPO II</text:p>
          </table:table-cell>
          <table:table-cell table:number-columns-repeated="62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44" office:value-type="string" office:string-value="CAMPO III" calcext:value-type="string">
            <text:p>CAMPO III</text:p>
          </table:table-cell>
          <table:table-cell table:number-columns-repeated="62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44" office:value-type="string" office:string-value="CAMPO IV" calcext:value-type="string">
            <text:p>CAMPO IV</text:p>
          </table:table-cell>
          <table:table-cell table:number-columns-repeated="62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44" office:value-type="string" office:string-value="CAMPO V" calcext:value-type="string">
            <text:p>CAMPO V</text:p>
          </table:table-cell>
          <table:table-cell table:number-columns-repeated="62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44" office:value-type="string" office:string-value="CAMPO VI" calcext:value-type="string">
            <text:p>CAMPO VI</text:p>
          </table:table-cell>
          <table:table-cell table:number-columns-repeated="62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44" office:value-type="string" office:string-value="CAMPO VII" calcext:value-type="string">
            <text:p>CAMPO VII</text:p>
          </table:table-cell>
          <table:table-cell table:number-columns-repeated="62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44" office:value-type="string" office:string-value="CAMPO VIII" calcext:value-type="string">
            <text:p>CAMPO VIII</text:p>
          </table:table-cell>
          <table:table-cell table:number-columns-repeated="62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44" office:value-type="string" office:string-value="CAMPO IX" calcext:value-type="string">
            <text:p>CAMPO IX</text:p>
          </table:table-cell>
          <table:table-cell table:number-columns-repeated="62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44" office:value-type="string" office:string-value="CAMPO X" calcext:value-type="string">
            <text:p>CAMPO X</text:p>
          </table:table-cell>
          <table:table-cell table:number-columns-repeated="62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44" office:value-type="string" office:string-value="CAMPO XI" calcext:value-type="string">
            <text:p>CAMPO XI</text:p>
          </table:table-cell>
          <table:table-cell table:number-columns-repeated="62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44" office:value-type="string" office:string-value="CAMPO XII" calcext:value-type="string">
            <text:p>CAMPO XII</text:p>
          </table:table-cell>
          <table:table-cell table:number-columns-repeated="62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44" office:value-type="string" office:string-value="CAMPO XIII" calcext:value-type="string">
            <text:p>CAMPO XIII</text:p>
          </table:table-cell>
          <table:table-cell table:number-columns-repeated="62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44" office:value-type="string" office:string-value="CAMPO XIV" calcext:value-type="string">
            <text:p>CAMPO XIV</text:p>
          </table:table-cell>
          <table:table-cell table:number-columns-repeated="62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44" office:value-type="string" office:string-value="CAMPO XV" calcext:value-type="string">
            <text:p>CAMPO XV</text:p>
          </table:table-cell>
          <table:table-cell table:number-columns-repeated="62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44" office:value-type="string" office:string-value="CAMPO XVI" calcext:value-type="string">
            <text:p>CAMPO XVI</text:p>
          </table:table-cell>
          <table:table-cell table:number-columns-repeated="62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44" office:value-type="string" office:string-value="CAMPO XVII" calcext:value-type="string">
            <text:p>CAMPO XVII</text:p>
          </table:table-cell>
          <table:table-cell table:number-columns-repeated="62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44" office:value-type="string" office:string-value="CAMPO XVIII" calcext:value-type="string">
            <text:p>CAMPO XVIII</text:p>
          </table:table-cell>
          <table:table-cell table:number-columns-repeated="62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44" office:value-type="string" office:string-value="CAMPO XIX" calcext:value-type="string">
            <text:p>CAMPO XIX</text:p>
          </table:table-cell>
          <table:table-cell table:number-columns-repeated="62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44" office:value-type="string" office:string-value="CAMPO XX" calcext:value-type="string">
            <text:p>CAMPO XX</text:p>
          </table:table-cell>
          <table:table-cell table:number-columns-repeated="62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44" office:value-type="string" office:string-value="CAMPO XXI" calcext:value-type="string">
            <text:p>CAMPO XXI</text:p>
          </table:table-cell>
          <table:table-cell table:number-columns-repeated="62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44" office:value-type="string" office:string-value="CAMPO XXII" calcext:value-type="string">
            <text:p>CAMPO XXII</text:p>
          </table:table-cell>
          <table:table-cell table:number-columns-repeated="62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44" office:value-type="string" office:string-value="CAMPO XXIII" calcext:value-type="string">
            <text:p>CAMPO XXIII</text:p>
          </table:table-cell>
          <table:table-cell table:number-columns-repeated="62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44" office:value-type="string" office:string-value="CAMPO XXIV" calcext:value-type="string">
            <text:p>CAMPO XXIV</text:p>
          </table:table-cell>
          <table:table-cell table:number-columns-repeated="62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44" office:value-type="string" office:string-value="CAMPO XXV" calcext:value-type="string">
            <text:p>CAMPO XXV</text:p>
          </table:table-cell>
          <table:table-cell table:number-columns-repeated="62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44" office:value-type="string" office:string-value="CAMPO XXVI" calcext:value-type="string">
            <text:p>CAMPO XXVI</text:p>
          </table:table-cell>
          <table:table-cell table:number-columns-repeated="62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44" office:value-type="string" office:string-value="CAMPO XXVII" calcext:value-type="string">
            <text:p>CAMPO XXVII</text:p>
          </table:table-cell>
          <table:table-cell table:number-columns-repeated="62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44" office:value-type="string" office:string-value="CAMPO XXVIII" calcext:value-type="string">
            <text:p>CAMPO XXVIII</text:p>
          </table:table-cell>
          <table:table-cell table:number-columns-repeated="62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44" office:value-type="string" office:string-value="CAMPO XXIX" calcext:value-type="string">
            <text:p>CAMPO XXIX</text:p>
          </table:table-cell>
          <table:table-cell table:number-columns-repeated="6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44" office:value-type="string" office:string-value="CAMPO XXX" calcext:value-type="string">
            <text:p>CAMPO XXX</text:p>
          </table:table-cell>
          <table:table-cell table:number-columns-repeated="62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44" office:value-type="string" office:string-value="CAMPO XXXI" calcext:value-type="string">
            <text:p>CAMPO XXXI</text:p>
          </table:table-cell>
          <table:table-cell table:number-columns-repeated="62"/>
        </table:table-row>
        <table:table-row table:style-name="ro1">
          <table:table-cell table:style-name="ce28" office:value-type="float" office:value="32" calcext:value-type="float">
            <text:p>32</text:p>
          </table:table-cell>
          <table:table-cell table:style-name="ce45" office:value-type="string" office:string-value="CAMPO XXXII" calcext:value-type="string">
            <text:p>CAMPO XXXII</text:p>
          </table:table-cell>
          <table:table-cell table:number-columns-repeated="62"/>
        </table:table-row>
        <table:table-row table:style-name="ro1">
          <table:table-cell table:style-name="ce43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1">
          <table:table-cell table:style-name="ce5"/>
          <table:table-cell table:style-name="ce5">
            <text:p/>
          </table:table-cell>
          <table:table-cell table:number-columns-repeated="62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e_Risultati" table:style-name="ta4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3" table:number-columns-repeated="53" table:default-cell-style-name="Default"/>
        <table:table-row table:style-name="ro3">
          <table:table-cell table:style-name="ce1" office:value-type="string" calcext:value-type="string" table:number-columns-spanned="11" table:number-rows-spanned="1">
            <text:p>DATE_E_RISULTATI_GIRONI</text:p>
          </table:table-cell>
          <table:covered-table-cell table:number-columns-repeated="10" table:style-name="ce8"/>
          <table:table-cell table:number-columns-repeated="53"/>
        </table:table-row>
        <table:table-row table:style-name="ro3">
          <table:table-cell table:style-name="ce46" office:value-type="string" calcext:value-type="string">
            <text:p>N.</text:p>
            <text:p>Gara</text:p>
          </table:table-cell>
          <table:table-cell table:style-name="ce35" office:value-type="string" calcext:value-type="string">
            <text:p>Fase</text:p>
          </table:table-cell>
          <table:table-cell table:style-name="ce35" office:value-type="string" calcext:value-type="string">
            <text:p>Girone</text:p>
          </table:table-cell>
          <table:table-cell table:style-name="ce52" office:value-type="string" calcext:value-type="string">
            <text:p>Squadra</text:p>
            <text:p/>
            <text:p>A</text:p>
          </table:table-cell>
          <table:table-cell table:style-name="ce52" office:value-type="string" calcext:value-type="string">
            <text:p>Squadra</text:p>
            <text:p/>
            <text:p>B</text:p>
          </table:table-cell>
          <table:table-cell table:style-name="ce56" office:value-type="string" calcext:value-type="string">
            <text:p>Risultato</text:p>
            <text:p>Squadra</text:p>
            <text:p>A</text:p>
          </table:table-cell>
          <table:table-cell table:style-name="ce56" office:value-type="string" calcext:value-type="string">
            <text:p>Risultato</text:p>
            <text:p>Squadra</text:p>
            <text:p>B</text:p>
          </table:table-cell>
          <table:table-cell table:style-name="ce35" office:value-type="string" calcext:value-type="string">
            <text:p>Data</text:p>
          </table:table-cell>
          <table:table-cell table:style-name="ce63" office:value-type="string" calcext:value-type="string">
            <text:p>Ora</text:p>
          </table:table-cell>
          <table:table-cell table:style-name="ce52" office:value-type="string" calcext:value-type="string">
            <text:p>ID</text:p>
            <text:p>Campo</text:p>
          </table:table-cell>
          <table:table-cell table:style-name="ce22" office:value-type="string" calcext:value-type="string">
            <text:p>Nome Campo</text:p>
          </table:table-cell>
          <table:table-cell table:number-columns-repeated="53"/>
        </table:table-row>
        <table:table-row table:style-name="ro3">
          <table:table-cell table:style-name="ce47" table:number-matrix-columns-spanned="1" table:number-matrix-rows-spanned="48" table:formula="of:=IF([.D3:.D50]=&quot;&quot;;&quot;&quot;;ROW([.A3:.A50])-2)" office:value-type="float" office:value="1" calcext:value-type="float">
            <text:p>1</text:p>
          </table:table-cell>
          <table:table-cell table:style-name="ce49" table:number-matrix-columns-spanned="1" table:number-matrix-rows-spanned="48" table:formula="of:=IF([.D3:.D50]=&quot;&quot;;&quot;&quot;;&quot;Girone&quot;)" office:value-type="string" office:string-value="Girone" calcext:value-type="string">
            <text:p>Girone</text:p>
          </table:table-cell>
          <table:table-cell table:style-name="ce49" table:number-matrix-columns-spanned="1" table:number-matrix-rows-spanned="48" table:formula="of:=IF([.D3:.D50]=&quot;&quot;;&quot;&quot;; VLOOKUP([.D3:.D50];[$Squadre.C3:.E34];3;FALSE()))" office:value-type="string" office:string-value="A" calcext:value-type="string">
            <text:p>A</text:p>
          </table:table-cell>
          <table:table-cell table:style-name="ce53" table:content-validation-name="val1" office:value-type="string" calcext:value-type="string">
            <text:p>Leoni</text:p>
          </table:table-cell>
          <table:table-cell table:style-name="ce53" table:content-validation-name="val2" office:value-type="string" calcext:value-type="string">
            <text:p>Pantere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49" calcext:value-type="float">
            <text:p>49</text:p>
          </table:table-cell>
          <table:table-cell table:style-name="ce60" table:content-validation-name="val3" office:value-type="date" office:date-value="2021-06-07" calcext:value-type="date">
            <text:p>lun 07/06/2021</text:p>
          </table:table-cell>
          <table:table-cell table:style-name="ce64" office:value-type="time" office:time-value="PT16H00M00S" calcext:value-type="time">
            <text:p>16:00</text:p>
          </table:table-cell>
          <table:table-cell table:style-name="ce67" table:content-validation-name="val4" office:value-type="float" office:value="1" calcext:value-type="float">
            <text:p>1</text:p>
          </table:table-cell>
          <table:table-cell table:style-name="ce70" table:number-matrix-columns-spanned="1" table:number-matrix-rows-spanned="48" table:formula="of:=IF([.J3:.J50]=&quot;&quot;;&quot;&quot;;VLOOKUP([.J3:.J50];INPUT_CAMPI;2;0)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2" calcext:value-type="float">
            <text:p>2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A" calcext:value-type="string">
            <text:p>A</text:p>
          </table:table-cell>
          <table:table-cell table:style-name="ce54" table:content-validation-name="val1" office:value-type="string" calcext:value-type="string">
            <text:p>Tigri</text:p>
          </table:table-cell>
          <table:table-cell table:style-name="ce54" table:content-validation-name="val2" office:value-type="string" calcext:value-type="string">
            <text:p>Ghepardi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1" calcext:value-type="float">
            <text:p>51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8H00M00S" calcext:value-type="time">
            <text:p>18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3" calcext:value-type="float">
            <text:p>3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B" calcext:value-type="string">
            <text:p>B</text:p>
          </table:table-cell>
          <table:table-cell table:style-name="ce54" table:content-validation-name="val1" office:value-type="string" calcext:value-type="string">
            <text:p>Giaguari</text:p>
          </table:table-cell>
          <table:table-cell table:style-name="ce54" table:content-validation-name="val2" office:value-type="string" calcext:value-type="string">
            <text:p>Puma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51" calcext:value-type="float">
            <text:p>51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6H00M00S" calcext:value-type="time">
            <text:p>16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4" calcext:value-type="float">
            <text:p>4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B" calcext:value-type="string">
            <text:p>B</text:p>
          </table:table-cell>
          <table:table-cell table:style-name="ce54" table:content-validation-name="val1" office:value-type="string" calcext:value-type="string">
            <text:p>Linci</text:p>
          </table:table-cell>
          <table:table-cell table:style-name="ce54" table:content-validation-name="val2" office:value-type="string" calcext:value-type="string">
            <text:p>Serval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86" calcext:value-type="float">
            <text:p>86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8H00M00S" calcext:value-type="time">
            <text:p>18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5" calcext:value-type="float">
            <text:p>5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C" calcext:value-type="string">
            <text:p>C</text:p>
          </table:table-cell>
          <table:table-cell table:style-name="ce54" table:content-validation-name="val1" office:value-type="string" calcext:value-type="string">
            <text:p>Elefanti</text:p>
          </table:table-cell>
          <table:table-cell table:style-name="ce54" table:content-validation-name="val2" office:value-type="string" calcext:value-type="string">
            <text:p>Giraffe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48" calcext:value-type="float">
            <text:p>48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6H00M00S" calcext:value-type="time">
            <text:p>16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6" calcext:value-type="float">
            <text:p>6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C" calcext:value-type="string">
            <text:p>C</text:p>
          </table:table-cell>
          <table:table-cell table:style-name="ce54" table:content-validation-name="val1" office:value-type="string" calcext:value-type="string">
            <text:p>Ippopotami</text:p>
          </table:table-cell>
          <table:table-cell table:style-name="ce54" table:content-validation-name="val2" office:value-type="string" calcext:value-type="string">
            <text:p>Iguane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4" calcext:value-type="float">
            <text:p>44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8H00M00S" calcext:value-type="time">
            <text:p>18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7" calcext:value-type="float">
            <text:p>7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D" calcext:value-type="string">
            <text:p>D</text:p>
          </table:table-cell>
          <table:table-cell table:style-name="ce54" table:content-validation-name="val1" office:value-type="string" calcext:value-type="string">
            <text:p>Coccodrilli</text:p>
          </table:table-cell>
          <table:table-cell table:style-name="ce54" table:content-validation-name="val2" office:value-type="string" calcext:value-type="string">
            <text:p>Pitoni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25" calcext:value-type="float">
            <text:p>25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6H00M00S" calcext:value-type="time">
            <text:p>16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8" calcext:value-type="float">
            <text:p>8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D" calcext:value-type="string">
            <text:p>D</text:p>
          </table:table-cell>
          <table:table-cell table:style-name="ce54" table:content-validation-name="val1" office:value-type="string" calcext:value-type="string">
            <text:p>Aquile</text:p>
          </table:table-cell>
          <table:table-cell table:style-name="ce54" table:content-validation-name="val2" office:value-type="string" calcext:value-type="string">
            <text:p>Falchi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52" calcext:value-type="float">
            <text:p>52</text:p>
          </table:table-cell>
          <table:table-cell table:style-name="ce61" table:content-validation-name="val3" office:value-type="date" office:date-value="2021-06-07" calcext:value-type="date">
            <text:p>lun 07/06/2021</text:p>
          </table:table-cell>
          <table:table-cell table:style-name="ce65" office:value-type="time" office:time-value="PT18H00M00S" calcext:value-type="time">
            <text:p>18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9" calcext:value-type="float">
            <text:p>9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A" calcext:value-type="string">
            <text:p>A</text:p>
          </table:table-cell>
          <table:table-cell table:style-name="ce54" table:content-validation-name="val1" office:value-type="string" calcext:value-type="string">
            <text:p>Leoni</text:p>
          </table:table-cell>
          <table:table-cell table:style-name="ce54" table:content-validation-name="val2" office:value-type="string" calcext:value-type="string">
            <text:p>Tigri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22" calcext:value-type="float">
            <text:p>22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B" calcext:value-type="string">
            <text:p>B</text:p>
          </table:table-cell>
          <table:table-cell table:style-name="ce54" table:content-validation-name="val1" office:value-type="string" calcext:value-type="string">
            <text:p>Giaguari</text:p>
          </table:table-cell>
          <table:table-cell table:style-name="ce54" table:content-validation-name="val2" office:value-type="string" calcext:value-type="string">
            <text:p>Linci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47" calcext:value-type="float">
            <text:p>47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C" calcext:value-type="string">
            <text:p>C</text:p>
          </table:table-cell>
          <table:table-cell table:style-name="ce54" table:content-validation-name="val1" office:value-type="string" calcext:value-type="string">
            <text:p>Elefanti</text:p>
          </table:table-cell>
          <table:table-cell table:style-name="ce54" table:content-validation-name="val2" office:value-type="string" calcext:value-type="string">
            <text:p>Ippopotami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95" calcext:value-type="float">
            <text:p>95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12" calcext:value-type="float">
            <text:p>12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D" calcext:value-type="string">
            <text:p>D</text:p>
          </table:table-cell>
          <table:table-cell table:style-name="ce54" table:content-validation-name="val1" office:value-type="string" calcext:value-type="string">
            <text:p>Coccodrilli</text:p>
          </table:table-cell>
          <table:table-cell table:style-name="ce54" table:content-validation-name="val2" office:value-type="string" calcext:value-type="string">
            <text:p>Aquile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9" calcext:value-type="float">
            <text:p>39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13" calcext:value-type="float">
            <text:p>13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A" calcext:value-type="string">
            <text:p>A</text:p>
          </table:table-cell>
          <table:table-cell table:style-name="ce54" table:content-validation-name="val1" office:value-type="string" calcext:value-type="string">
            <text:p>Pantere</text:p>
          </table:table-cell>
          <table:table-cell table:style-name="ce54" table:content-validation-name="val2" office:value-type="string" calcext:value-type="string">
            <text:p>Ghepardi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1" calcext:value-type="float">
            <text:p>21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14" calcext:value-type="float">
            <text:p>14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B" calcext:value-type="string">
            <text:p>B</text:p>
          </table:table-cell>
          <table:table-cell table:style-name="ce54" table:content-validation-name="val1" office:value-type="string" calcext:value-type="string">
            <text:p>Puma</text:p>
          </table:table-cell>
          <table:table-cell table:style-name="ce54" table:content-validation-name="val2" office:value-type="string" calcext:value-type="string">
            <text:p>Serval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5" calcext:value-type="float">
            <text:p>45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15" calcext:value-type="float">
            <text:p>15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C" calcext:value-type="string">
            <text:p>C</text:p>
          </table:table-cell>
          <table:table-cell table:style-name="ce54" table:content-validation-name="val1" office:value-type="string" calcext:value-type="string">
            <text:p>Giraffe</text:p>
          </table:table-cell>
          <table:table-cell table:style-name="ce54" table:content-validation-name="val2" office:value-type="string" calcext:value-type="string">
            <text:p>Iguane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34" calcext:value-type="float">
            <text:p>34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16" calcext:value-type="float">
            <text:p>16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D" calcext:value-type="string">
            <text:p>D</text:p>
          </table:table-cell>
          <table:table-cell table:style-name="ce54" table:content-validation-name="val1" office:value-type="string" calcext:value-type="string">
            <text:p>Pitoni</text:p>
          </table:table-cell>
          <table:table-cell table:style-name="ce54" table:content-validation-name="val2" office:value-type="string" calcext:value-type="string">
            <text:p>Falchi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57" calcext:value-type="float">
            <text:p>57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17" calcext:value-type="float">
            <text:p>17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E" calcext:value-type="string">
            <text:p>E</text:p>
          </table:table-cell>
          <table:table-cell table:style-name="ce54" table:content-validation-name="val1" office:value-type="string" calcext:value-type="string">
            <text:p>Bisonti</text:p>
          </table:table-cell>
          <table:table-cell table:style-name="ce54" table:content-validation-name="val2" office:value-type="string" calcext:value-type="string">
            <text:p>Bufali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18" calcext:value-type="float">
            <text:p>18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F" calcext:value-type="string">
            <text:p>F</text:p>
          </table:table-cell>
          <table:table-cell table:style-name="ce54" table:content-validation-name="val1" office:value-type="string" calcext:value-type="string">
            <text:p>Balene</text:p>
          </table:table-cell>
          <table:table-cell table:style-name="ce54" table:content-validation-name="val2" office:value-type="string" calcext:value-type="string">
            <text:p>Gabbiani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19" calcext:value-type="float">
            <text:p>19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G" calcext:value-type="string">
            <text:p>G</text:p>
          </table:table-cell>
          <table:table-cell table:style-name="ce54" table:content-validation-name="val1" office:value-type="string" calcext:value-type="string">
            <text:p>Istrici</text:p>
          </table:table-cell>
          <table:table-cell table:style-name="ce54" table:content-validation-name="val2" office:value-type="string" calcext:value-type="string">
            <text:p>Gorilla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20" calcext:value-type="float">
            <text:p>20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H" calcext:value-type="string">
            <text:p>H</text:p>
          </table:table-cell>
          <table:table-cell table:style-name="ce54" table:content-validation-name="val1" office:value-type="string" calcext:value-type="string">
            <text:p>Piranha</text:p>
          </table:table-cell>
          <table:table-cell table:style-name="ce54" table:content-validation-name="val2" office:value-type="string" calcext:value-type="string">
            <text:p>Scorpioni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83" calcext:value-type="float">
            <text:p>83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21" calcext:value-type="float">
            <text:p>21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E" calcext:value-type="string">
            <text:p>E</text:p>
          </table:table-cell>
          <table:table-cell table:style-name="ce54" table:content-validation-name="val1" office:value-type="string" calcext:value-type="string">
            <text:p>Cervi</text:p>
          </table:table-cell>
          <table:table-cell table:style-name="ce54" table:content-validation-name="val2" office:value-type="string" calcext:value-type="string">
            <text:p>Cinghiali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22" calcext:value-type="float">
            <text:p>22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F" calcext:value-type="string">
            <text:p>F</text:p>
          </table:table-cell>
          <table:table-cell table:style-name="ce54" table:content-validation-name="val1" office:value-type="string" calcext:value-type="string">
            <text:p>Delfini</text:p>
          </table:table-cell>
          <table:table-cell table:style-name="ce54" table:content-validation-name="val2" office:value-type="string" calcext:value-type="string">
            <text:p>Fenicotteri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23" calcext:value-type="float">
            <text:p>23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G" calcext:value-type="string">
            <text:p>G</text:p>
          </table:table-cell>
          <table:table-cell table:style-name="ce54" table:content-validation-name="val1" office:value-type="string" calcext:value-type="string">
            <text:p>Muli</text:p>
          </table:table-cell>
          <table:table-cell table:style-name="ce54" table:content-validation-name="val2" office:value-type="string" calcext:value-type="string">
            <text:p>Orche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0" calcext:value-type="float">
            <text:p>20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24" calcext:value-type="float">
            <text:p>24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H" calcext:value-type="string">
            <text:p>H</text:p>
          </table:table-cell>
          <table:table-cell table:style-name="ce54" table:content-validation-name="val1" office:value-type="string" calcext:value-type="string">
            <text:p>Tonni</text:p>
          </table:table-cell>
          <table:table-cell table:style-name="ce54" table:content-validation-name="val2" office:value-type="string" calcext:value-type="string">
            <text:p>Zebre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25" calcext:value-type="float">
            <text:p>25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A" calcext:value-type="string">
            <text:p>A</text:p>
          </table:table-cell>
          <table:table-cell table:style-name="ce54" table:content-validation-name="val1" office:value-type="string" calcext:value-type="string">
            <text:p>Leoni</text:p>
          </table:table-cell>
          <table:table-cell table:style-name="ce54" table:content-validation-name="val2" office:value-type="string" calcext:value-type="string">
            <text:p>Ghepardi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25" calcext:value-type="float">
            <text:p>25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26" calcext:value-type="float">
            <text:p>26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B" calcext:value-type="string">
            <text:p>B</text:p>
          </table:table-cell>
          <table:table-cell table:style-name="ce54" table:content-validation-name="val1" office:value-type="string" calcext:value-type="string">
            <text:p>Giaguari</text:p>
          </table:table-cell>
          <table:table-cell table:style-name="ce54" table:content-validation-name="val2" office:value-type="string" calcext:value-type="string">
            <text:p>Serval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94" calcext:value-type="float">
            <text:p>94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27" calcext:value-type="float">
            <text:p>27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C" calcext:value-type="string">
            <text:p>C</text:p>
          </table:table-cell>
          <table:table-cell table:style-name="ce54" table:content-validation-name="val1" office:value-type="string" calcext:value-type="string">
            <text:p>Elefanti</text:p>
          </table:table-cell>
          <table:table-cell table:style-name="ce54" table:content-validation-name="val2" office:value-type="string" calcext:value-type="string">
            <text:p>Iguane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2" calcext:value-type="float">
            <text:p>42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28" calcext:value-type="float">
            <text:p>28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D" calcext:value-type="string">
            <text:p>D</text:p>
          </table:table-cell>
          <table:table-cell table:style-name="ce54" table:content-validation-name="val1" office:value-type="string" calcext:value-type="string">
            <text:p>Coccodrilli</text:p>
          </table:table-cell>
          <table:table-cell table:style-name="ce54" table:content-validation-name="val2" office:value-type="string" calcext:value-type="string">
            <text:p>Falchi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4" calcext:value-type="float">
            <text:p>44</text:p>
          </table:table-cell>
          <table:table-cell table:style-name="ce61" table:content-validation-name="val3" office:value-type="date" office:date-value="2021-06-08" calcext:value-type="date">
            <text:p>mar 08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29" calcext:value-type="float">
            <text:p>29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E" calcext:value-type="string">
            <text:p>E</text:p>
          </table:table-cell>
          <table:table-cell table:style-name="ce54" table:content-validation-name="val1" office:value-type="string" calcext:value-type="string">
            <text:p>Bisonti</text:p>
          </table:table-cell>
          <table:table-cell table:style-name="ce54" table:content-validation-name="val2" office:value-type="string" calcext:value-type="string">
            <text:p>Cervi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4" calcext:value-type="float">
            <text:p>34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30" calcext:value-type="float">
            <text:p>30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F" calcext:value-type="string">
            <text:p>F</text:p>
          </table:table-cell>
          <table:table-cell table:style-name="ce54" table:content-validation-name="val1" office:value-type="string" calcext:value-type="string">
            <text:p>Balene</text:p>
          </table:table-cell>
          <table:table-cell table:style-name="ce54" table:content-validation-name="val2" office:value-type="string" calcext:value-type="string">
            <text:p>Delfini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4" calcext:value-type="float">
            <text:p>34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31" calcext:value-type="float">
            <text:p>31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G" calcext:value-type="string">
            <text:p>G</text:p>
          </table:table-cell>
          <table:table-cell table:style-name="ce54" table:content-validation-name="val1" office:value-type="string" calcext:value-type="string">
            <text:p>Istrici</text:p>
          </table:table-cell>
          <table:table-cell table:style-name="ce54" table:content-validation-name="val2" office:value-type="string" calcext:value-type="string">
            <text:p>Muli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32" calcext:value-type="float">
            <text:p>32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H" calcext:value-type="string">
            <text:p>H</text:p>
          </table:table-cell>
          <table:table-cell table:style-name="ce54" table:content-validation-name="val1" office:value-type="string" calcext:value-type="string">
            <text:p>Piranha</text:p>
          </table:table-cell>
          <table:table-cell table:style-name="ce54" table:content-validation-name="val2" office:value-type="string" calcext:value-type="string">
            <text:p>Tonni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8" calcext:value-type="float">
            <text:p>78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09H00M00S" calcext:value-type="time">
            <text:p>09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33" calcext:value-type="float">
            <text:p>33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E" calcext:value-type="string">
            <text:p>E</text:p>
          </table:table-cell>
          <table:table-cell table:style-name="ce54" table:content-validation-name="val1" office:value-type="string" calcext:value-type="string">
            <text:p>Bufali</text:p>
          </table:table-cell>
          <table:table-cell table:style-name="ce54" table:content-validation-name="val2" office:value-type="string" calcext:value-type="string">
            <text:p>Cinghiali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34" calcext:value-type="float">
            <text:p>34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F" calcext:value-type="string">
            <text:p>F</text:p>
          </table:table-cell>
          <table:table-cell table:style-name="ce54" table:content-validation-name="val1" office:value-type="string" calcext:value-type="string">
            <text:p>Gabbiani</text:p>
          </table:table-cell>
          <table:table-cell table:style-name="ce54" table:content-validation-name="val2" office:value-type="string" calcext:value-type="string">
            <text:p>Fenicotteri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4" calcext:value-type="float">
            <text:p>34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35" calcext:value-type="float">
            <text:p>35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G" calcext:value-type="string">
            <text:p>G</text:p>
          </table:table-cell>
          <table:table-cell table:style-name="ce54" table:content-validation-name="val1" office:value-type="string" calcext:value-type="string">
            <text:p>Gorilla</text:p>
          </table:table-cell>
          <table:table-cell table:style-name="ce54" table:content-validation-name="val2" office:value-type="string" calcext:value-type="string">
            <text:p>Orche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36" calcext:value-type="float">
            <text:p>36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H" calcext:value-type="string">
            <text:p>H</text:p>
          </table:table-cell>
          <table:table-cell table:style-name="ce54" table:content-validation-name="val1" office:value-type="string" calcext:value-type="string">
            <text:p>Scorpioni</text:p>
          </table:table-cell>
          <table:table-cell table:style-name="ce54" table:content-validation-name="val2" office:value-type="string" calcext:value-type="string">
            <text:p>Zebre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9" calcext:value-type="float">
            <text:p>79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37" calcext:value-type="float">
            <text:p>37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A" calcext:value-type="string">
            <text:p>A</text:p>
          </table:table-cell>
          <table:table-cell table:style-name="ce54" table:content-validation-name="val1" office:value-type="string" calcext:value-type="string">
            <text:p>Pantere</text:p>
          </table:table-cell>
          <table:table-cell table:style-name="ce54" table:content-validation-name="val2" office:value-type="string" calcext:value-type="string">
            <text:p>Tigri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30" calcext:value-type="float">
            <text:p>30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38" calcext:value-type="float">
            <text:p>38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B" calcext:value-type="string">
            <text:p>B</text:p>
          </table:table-cell>
          <table:table-cell table:style-name="ce54" table:content-validation-name="val1" office:value-type="string" calcext:value-type="string">
            <text:p>Puma</text:p>
          </table:table-cell>
          <table:table-cell table:style-name="ce54" table:content-validation-name="val2" office:value-type="string" calcext:value-type="string">
            <text:p>Linci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2" calcext:value-type="float">
            <text:p>72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39" calcext:value-type="float">
            <text:p>39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C" calcext:value-type="string">
            <text:p>C</text:p>
          </table:table-cell>
          <table:table-cell table:style-name="ce54" table:content-validation-name="val1" office:value-type="string" calcext:value-type="string">
            <text:p>Giraffe</text:p>
          </table:table-cell>
          <table:table-cell table:style-name="ce54" table:content-validation-name="val2" office:value-type="string" calcext:value-type="string">
            <text:p>Ippopotami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49" calcext:value-type="float">
            <text:p>49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40" calcext:value-type="float">
            <text:p>40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D" calcext:value-type="string">
            <text:p>D</text:p>
          </table:table-cell>
          <table:table-cell table:style-name="ce54" table:content-validation-name="val1" office:value-type="string" calcext:value-type="string">
            <text:p>Pitoni</text:p>
          </table:table-cell>
          <table:table-cell table:style-name="ce54" table:content-validation-name="val2" office:value-type="string" calcext:value-type="string">
            <text:p>Aquile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5" calcext:value-type="float">
            <text:p>15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5H30M00S" calcext:value-type="time">
            <text:p>15:3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41" calcext:value-type="float">
            <text:p>41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E" calcext:value-type="string">
            <text:p>E</text:p>
          </table:table-cell>
          <table:table-cell table:style-name="ce54" table:content-validation-name="val1" office:value-type="string" calcext:value-type="string">
            <text:p>Bisonti</text:p>
          </table:table-cell>
          <table:table-cell table:style-name="ce54" table:content-validation-name="val2" office:value-type="string" calcext:value-type="string">
            <text:p>Cinghiali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42" calcext:value-type="float">
            <text:p>42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F" calcext:value-type="string">
            <text:p>F</text:p>
          </table:table-cell>
          <table:table-cell table:style-name="ce54" table:content-validation-name="val1" office:value-type="string" calcext:value-type="string">
            <text:p>Balene</text:p>
          </table:table-cell>
          <table:table-cell table:style-name="ce54" table:content-validation-name="val2" office:value-type="string" calcext:value-type="string">
            <text:p>Fenicotteri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5" calcext:value-type="float">
            <text:p>35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43" calcext:value-type="float">
            <text:p>43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G" calcext:value-type="string">
            <text:p>G</text:p>
          </table:table-cell>
          <table:table-cell table:style-name="ce54" table:content-validation-name="val1" office:value-type="string" calcext:value-type="string">
            <text:p>Istrici</text:p>
          </table:table-cell>
          <table:table-cell table:style-name="ce54" table:content-validation-name="val2" office:value-type="string" calcext:value-type="string">
            <text:p>Orche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8" office:value-type="float" office:value="44" calcext:value-type="float">
            <text:p>44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H" calcext:value-type="string">
            <text:p>H</text:p>
          </table:table-cell>
          <table:table-cell table:style-name="ce54" table:content-validation-name="val1" office:value-type="string" calcext:value-type="string">
            <text:p>Tonni</text:p>
          </table:table-cell>
          <table:table-cell table:style-name="ce54" table:content-validation-name="val2" office:value-type="string" calcext:value-type="string">
            <text:p>Scorpioni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3" calcext:value-type="float">
            <text:p>13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8" table:content-validation-name="val4" office:value-type="float" office:value="4" calcext:value-type="float">
            <text:p>4</text:p>
          </table:table-cell>
          <table:table-cell table:style-name="ce71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3">
          <table:table-cell table:style-name="ce48" office:value-type="float" office:value="45" calcext:value-type="float">
            <text:p>45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E" calcext:value-type="string">
            <text:p>E</text:p>
          </table:table-cell>
          <table:table-cell table:style-name="ce54" table:content-validation-name="val1" office:value-type="string" calcext:value-type="string">
            <text:p>Bufali</text:p>
          </table:table-cell>
          <table:table-cell table:style-name="ce54" table:content-validation-name="val2" office:value-type="string" calcext:value-type="string">
            <text:p>Cervi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1" calcext:value-type="float">
            <text:p>1</text:p>
          </table:table-cell>
          <table:table-cell table:style-name="ce71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3">
          <table:table-cell table:style-name="ce48" office:value-type="float" office:value="46" calcext:value-type="float">
            <text:p>46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F" calcext:value-type="string">
            <text:p>F</text:p>
          </table:table-cell>
          <table:table-cell table:style-name="ce54" table:content-validation-name="val1" office:value-type="string" calcext:value-type="string">
            <text:p>Gabbiani</text:p>
          </table:table-cell>
          <table:table-cell table:style-name="ce54" table:content-validation-name="val2" office:value-type="string" calcext:value-type="string">
            <text:p>Delfini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3" calcext:value-type="float">
            <text:p>33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2" calcext:value-type="float">
            <text:p>2</text:p>
          </table:table-cell>
          <table:table-cell table:style-name="ce71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3">
          <table:table-cell table:style-name="ce48" office:value-type="float" office:value="47" calcext:value-type="float">
            <text:p>47</text:p>
          </table:table-cell>
          <table:table-cell table:style-name="ce50" office:value-type="string" office:string-value="Girone" calcext:value-type="string">
            <text:p>Girone</text:p>
          </table:table-cell>
          <table:table-cell table:style-name="ce49" office:value-type="string" office:string-value="G" calcext:value-type="string">
            <text:p>G</text:p>
          </table:table-cell>
          <table:table-cell table:style-name="ce54" table:content-validation-name="val1" office:value-type="string" calcext:value-type="string">
            <text:p>Gorilla</text:p>
          </table:table-cell>
          <table:table-cell table:style-name="ce54" table:content-validation-name="val2" office:value-type="string" calcext:value-type="string">
            <text:p>Muli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0" calcext:value-type="float">
            <text:p>0</text:p>
          </table:table-cell>
          <table:table-cell table:style-name="ce61" table:content-validation-name="val3" office:value-type="date" office:date-value="2021-06-09" calcext:value-type="date">
            <text:p>mer 09/06/2021</text:p>
          </table:table-cell>
          <table:table-cell table:style-name="ce65" office:value-type="time" office:time-value="PT18H30M00S" calcext:value-type="time">
            <text:p>18:30</text:p>
          </table:table-cell>
          <table:table-cell table:style-name="ce68" table:content-validation-name="val4" office:value-type="float" office:value="3" calcext:value-type="float">
            <text:p>3</text:p>
          </table:table-cell>
          <table:table-cell table:style-name="ce71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51" office:value-type="string" office:string-value="Girone" calcext:value-type="string">
            <text:p>Girone</text:p>
          </table:table-cell>
          <table:table-cell table:style-name="ce49" office:value-type="string" office:string-value="H" calcext:value-type="string">
            <text:p>H</text:p>
          </table:table-cell>
          <table:table-cell table:style-name="ce55" table:content-validation-name="val1" office:value-type="string" calcext:value-type="string">
            <text:p>Zebre</text:p>
          </table:table-cell>
          <table:table-cell table:style-name="ce55" table:content-validation-name="val2" office:value-type="string" calcext:value-type="string">
            <text:p>Piranha</text:p>
          </table:table-cell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48" calcext:value-type="float">
            <text:p>48</text:p>
          </table:table-cell>
          <table:table-cell table:style-name="ce62" table:content-validation-name="val3" office:value-type="date" office:date-value="2021-06-09" calcext:value-type="date">
            <text:p>mer 09/06/2021</text:p>
          </table:table-cell>
          <table:table-cell table:style-name="ce66" office:value-type="time" office:time-value="PT18H30M00S" calcext:value-type="time">
            <text:p>18:30</text:p>
          </table:table-cell>
          <table:table-cell table:style-name="ce69" table:content-validation-name="val4" office:value-type="float" office:value="4" calcext:value-type="float">
            <text:p>4</text:p>
          </table:table-cell>
          <table:table-cell table:style-name="ce72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Istruzioni.$A$1" table:cell-range-address="$Date_Risultati.$C$2:.$K$50"/>
        </table:named-expressions>
        <calcext:conditional-formats>
          <calcext:conditional-format calcext:target-range-address="Date_Risultati.B3:Date_Risultati.C50">
            <calcext:condition calcext:apply-style-name="ConditionalStyle_8" calcext:value="=&quot;A&quot;" calcext:base-cell-address="Date_Risultati.B3"/>
          </calcext:conditional-format>
          <calcext:conditional-format calcext:target-range-address="Date_Risultati.B3:Date_Risultati.C50">
            <calcext:condition calcext:apply-style-name="ConditionalStyle_7" calcext:value="=&quot;B&quot;" calcext:base-cell-address="Date_Risultati.B3"/>
          </calcext:conditional-format>
          <calcext:conditional-format calcext:target-range-address="Date_Risultati.B3:Date_Risultati.C50">
            <calcext:condition calcext:apply-style-name="ConditionalStyle_6" calcext:value="=&quot;C&quot;" calcext:base-cell-address="Date_Risultati.B3"/>
          </calcext:conditional-format>
          <calcext:conditional-format calcext:target-range-address="Date_Risultati.B3:Date_Risultati.C50">
            <calcext:condition calcext:apply-style-name="ConditionalStyle_5" calcext:value="=&quot;D&quot;" calcext:base-cell-address="Date_Risultati.B3"/>
          </calcext:conditional-format>
          <calcext:conditional-format calcext:target-range-address="Date_Risultati.B3:Date_Risultati.C50">
            <calcext:condition calcext:apply-style-name="ConditionalStyle_4" calcext:value="=&quot;E&quot;" calcext:base-cell-address="Date_Risultati.B3"/>
          </calcext:conditional-format>
          <calcext:conditional-format calcext:target-range-address="Date_Risultati.B3:Date_Risultati.C50">
            <calcext:condition calcext:apply-style-name="ConditionalStyle_3" calcext:value="=&quot;F&quot;" calcext:base-cell-address="Date_Risultati.B3"/>
          </calcext:conditional-format>
          <calcext:conditional-format calcext:target-range-address="Date_Risultati.B3:Date_Risultati.C50">
            <calcext:condition calcext:apply-style-name="ConditionalStyle_2" calcext:value="=&quot;G&quot;" calcext:base-cell-address="Date_Risultati.B3"/>
          </calcext:conditional-format>
          <calcext:conditional-format calcext:target-range-address="Date_Risultati.B3:Date_Risultati.C50">
            <calcext:condition calcext:apply-style-name="ConditionalStyle_1" calcext:value="=&quot;H&quot;" calcext:base-cell-address="Date_Risultati.B3"/>
          </calcext:conditional-format>
        </calcext:conditional-formats>
      </table:table>
      <table:table table:name="Classifiche" table:style-name="ta5">
        <table:table-column table:style-name="co3" table:default-cell-style-name="Default"/>
        <table:table-column table:style-name="co18" table:number-columns-repeated="4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9" table:number-columns-repeated="6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8" table:number-columns-repeated="17" table:default-cell-style-name="Default"/>
        <table:table-column table:style-name="co3" table:number-columns-repeated="21" table:default-cell-style-name="Default"/>
        <table:table-row table:style-name="ro1">
          <table:table-cell/>
          <table:table-cell table:style-name="ce74" office:value-type="string" calcext:value-type="string" table:number-columns-spanned="7" table:number-rows-spanned="1">
            <text:p>Riepilogo Generale</text:p>
          </table:table-cell>
          <table:covered-table-cell table:number-columns-repeated="6"/>
          <table:table-cell table:number-columns-repeated="2"/>
          <table:table-cell table:style-name="ce74" office:value-type="string" calcext:value-type="string" table:number-columns-spanned="6" table:number-rows-spanned="1">
            <text:p>Classifica Generale</text:p>
          </table:table-cell>
          <table:covered-table-cell table:number-columns-repeated="5"/>
          <table:table-cell table:number-columns-repeated="7"/>
          <table:table-cell table:style-name="ce76"/>
          <table:table-cell table:number-columns-repeated="2"/>
          <table:table-cell table:style-name="ce74" office:value-type="string" calcext:value-type="string" table:number-columns-spanned="6" table:number-rows-spanned="1">
            <text:p>Vincitore e primi 3 classificati</text:p>
          </table:table-cell>
          <table:covered-table-cell table:number-columns-repeated="5"/>
          <table:table-cell table:style-name="ce185" table:number-columns-repeated="11"/>
          <table:table-cell table:number-columns-repeated="21"/>
        </table:table-row>
        <table:table-row table:style-name="ro1">
          <table:table-cell/>
          <table:table-cell table:style-name="ce75" office:value-type="string" calcext:value-type="string">
            <text:p>Girone</text:p>
          </table:table-cell>
          <table:table-cell table:style-name="ce75" office:value-type="string" calcext:value-type="string">
            <text:p>Giocate</text:p>
          </table:table-cell>
          <table:table-cell table:style-name="ce75" office:value-type="string" calcext:value-type="string">
            <text:p>Vittorie</text:p>
          </table:table-cell>
          <table:table-cell table:style-name="ce75" office:value-type="string" calcext:value-type="string">
            <text:p>Sconfitte</text:p>
          </table:table-cell>
          <table:table-cell table:style-name="ce75" office:value-type="string" calcext:value-type="string">
            <text:p>PF</text:p>
          </table:table-cell>
          <table:table-cell table:style-name="ce75" office:value-type="string" calcext:value-type="string">
            <text:p>PS</text:p>
          </table:table-cell>
          <table:table-cell table:style-name="ce75" office:value-type="string" calcext:value-type="string">
            <text:p>DP</text:p>
          </table:table-cell>
          <table:table-cell table:number-columns-repeated="2"/>
          <table:table-cell table:style-name="ce75" office:value-type="string" calcext:value-type="string">
            <text:p>Giocate</text:p>
          </table:table-cell>
          <table:table-cell table:style-name="ce75" office:value-type="string" calcext:value-type="string">
            <text:p>Vittorie</text:p>
          </table:table-cell>
          <table:table-cell table:style-name="ce75" office:value-type="string" calcext:value-type="string">
            <text:p>Sconfitte</text:p>
          </table:table-cell>
          <table:table-cell table:style-name="ce75" office:value-type="string" calcext:value-type="string">
            <text:p>PF</text:p>
          </table:table-cell>
          <table:table-cell table:style-name="ce75" office:value-type="string" calcext:value-type="string">
            <text:p>PS</text:p>
          </table:table-cell>
          <table:table-cell table:style-name="ce75" office:value-type="string" calcext:value-type="string">
            <text:p>DP</text:p>
          </table:table-cell>
          <table:table-cell/>
          <table:table-cell table:style-name="ce78" office:value-type="string" calcext:value-type="string">
            <text:p>Girone A</text:p>
          </table:table-cell>
          <table:table-cell table:style-name="ce107" office:value-type="string" calcext:value-type="string">
            <text:p>G</text:p>
          </table:table-cell>
          <table:table-cell table:style-name="ce107" office:value-type="string" calcext:value-type="string">
            <text:p>V</text:p>
          </table:table-cell>
          <table:table-cell table:style-name="ce107" office:value-type="string" calcext:value-type="string">
            <text:p>P</text:p>
          </table:table-cell>
          <table:table-cell table:style-name="ce107" office:value-type="string" calcext:value-type="string">
            <text:p>PF</text:p>
          </table:table-cell>
          <table:table-cell table:style-name="ce107" office:value-type="string" calcext:value-type="string">
            <text:p>PS</text:p>
          </table:table-cell>
          <table:table-cell table:style-name="ce107" office:value-type="string" calcext:value-type="string">
            <text:p>DP</text:p>
          </table:table-cell>
          <table:table-cell/>
          <table:table-cell table:style-name="ce182" table:number-matrix-columns-spanned="7" table:number-matrix-rows-spanned="3" table:formula="of:=sortn({[.A3:.A34];[.C3:.H34]};3;;3;FALSE();7;FALSE();5;FALSE())" office:value-type="string" office:string-value="" calcext:value-type="error">
            <text:p>Err:539</text:p>
          </table:table-cell>
          <table:table-cell table:style-name="ce182" office:value-type="string" office:string-value="" calcext:value-type="error">
            <text:p>Err:539</text:p>
          </table:table-cell>
          <table:table-cell table:style-name="ce182" office:value-type="string" office:string-value="" calcext:value-type="error">
            <text:p>Err:539</text:p>
          </table:table-cell>
          <table:table-cell table:style-name="ce182" office:value-type="string" office:string-value="" calcext:value-type="error">
            <text:p>Err:539</text:p>
          </table:table-cell>
          <table:table-cell table:style-name="ce182" office:value-type="string" office:string-value="" calcext:value-type="error">
            <text:p>Err:539</text:p>
          </table:table-cell>
          <table:table-cell table:style-name="ce182" office:value-type="string" office:string-value="" calcext:value-type="error">
            <text:p>Err:539</text:p>
          </table:table-cell>
          <table:table-cell table:style-name="ce182" office:value-type="string" office:string-value="" calcext:value-type="error">
            <text:p>Err:539</text:p>
          </table:table-cell>
          <table:table-cell table:style-name="ce182" table:number-columns-repeated="11"/>
          <table:table-cell table:number-columns-repeated="21"/>
        </table:table-row>
        <table:table-row table:style-name="ro1">
          <table:table-cell table:style-name="ce73" table:number-matrix-columns-spanned="2" table:number-matrix-rows-spanned="998" table:formula="of:=sort({[$Squadre.C3:.C1502];[$Squadre.E3:.E1502]};2;TRUE();1;TRUE())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number-matrix-columns-spanned="1" table:number-matrix-rows-spanned="1500" table:formula="of:=IF([.A3:.A1502]=&quot;&quot;;&quot;&quot;; COUNTIF([$Date_Risultati.D$1:.D$1048576];[.$A3:.A1502])+COUNTIF([$Date_Risultati.E$1:.E$1048576];[.$A3:.A1502]))" office:value-type="string" office:string-value="" calcext:value-type="error">
            <text:p>Err:539</text:p>
          </table:table-cell>
          <table:table-cell table:style-name="ce76" table:formula="of:=IF([.A3]=&quot;&quot;;&quot;&quot;; SUMPRODUCT([$Date_Risultati.$D$3:.$D$50]=[.A3])*([$Date_Risultati.$F$3:.$F$50]&gt;[$Date_Risultati.$G$3:.$G$50])+(SUMPRODUCT([$Date_Risultati.$E$3:.$E$50]=[.A3])*([$Date_Risultati.$G$3:.$G$50]&gt;[$Date_Risultati.$F$3:.$F$50])))" office:value-type="float" office:value="0" calcext:value-type="float">
            <text:p>0</text:p>
          </table:table-cell>
          <table:table-cell table:style-name="ce76" table:number-matrix-columns-spanned="1" table:number-matrix-rows-spanned="1500" table:formula="of:=IF([.A3:.A1502]=&quot;&quot;;&quot;&quot;;[.C3:.C1502]-[.D3:.D1502])" office:value-type="string" office:string-value="" calcext:value-type="error">
            <text:p>Err:539</text:p>
          </table:table-cell>
          <table:table-cell table:style-name="ce76" table:number-matrix-columns-spanned="1" table:number-matrix-rows-spanned="1500" table:formula="of:=IF([.A3:.A1502]=&quot;&quot;;&quot;&quot;; SUMIF([$Date_Risultati.D$1:.D$1048576];[.$A3:.A1502];[$Date_Risultati.F$1:.F$1048576])+SUMIF([$Date_Risultati.E$1:.E$1048576];[.$A3:.A1502];[$Date_Risultati.G$1:.G$1048576]))" office:value-type="string" office:string-value="" calcext:value-type="error">
            <text:p>Err:539</text:p>
          </table:table-cell>
          <table:table-cell table:style-name="ce76" table:number-matrix-columns-spanned="1" table:number-matrix-rows-spanned="1500" table:formula="of:=IF([.A3:.A1502]=&quot;&quot;;&quot;&quot;; SUMIF([$Date_Risultati.D$1:.D$1048576];[.$A3:.A1502];[$Date_Risultati.G$1:.G$1048576])+SUMIF([$Date_Risultati.E$1:.E$1048576];[.$A3:.A1502];[$Date_Risultati.F$1:.F$1048576]))" office:value-type="string" office:string-value="" calcext:value-type="error">
            <text:p>Err:539</text:p>
          </table:table-cell>
          <table:table-cell table:style-name="ce76" table:number-matrix-columns-spanned="1" table:number-matrix-rows-spanned="1500" table:formula="of:=IF([.A3:.A1502]=&quot;&quot;;&quot;&quot;;([.F3:.F1502]-[.G3:.G1502]))" office:value-type="string" office:string-value="" calcext:value-type="error">
            <text:p>Err:539</text:p>
          </table:table-cell>
          <table:table-cell/>
          <table:table-cell table:style-name="ce77" table:number-matrix-columns-spanned="7" table:number-matrix-rows-spanned="32" table:formula="of:=sort({[.A3:.A34];[.C3:.H34]};3;FALSE();7;FALSE();5;FALSE())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9" table:formula="of:=IFERROR(__xludf.dummyfunction(&quot;sort(filter({$A$3:$A1502,$C$3:$H1502},$B$3:$B1502=RIGHT(R2,1)),3,FALSE,7,FALSE,5,FALSE)&quot;);&quot;Leoni&quot;)" office:value-type="string" office:string-value="Leoni" calcext:value-type="string">
            <text:p>Leoni</text:p>
          </table:table-cell>
          <table:table-cell table:style-name="ce10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0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08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08" table:formula="of:=IFERROR(__xludf.dummyfunction(&quot;&quot;&quot;COMPUTED_VALUE&quot;&quot;&quot;);244)" office:value-type="float" office:value="244" calcext:value-type="float">
            <text:p>244</text:p>
          </table:table-cell>
          <table:table-cell table:style-name="ce108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108" table:formula="of:=IFERROR(__xludf.dummyfunction(&quot;&quot;&quot;COMPUTED_VALUE&quot;&quot;&quot;);148)" office:value-type="float" office:value="148" calcext:value-type="float">
            <text:p>148</text:p>
          </table:table-cell>
          <table:table-cell/>
          <table:table-cell table:style-name="ce183" office:value-type="string" office:string-value="" calcext:value-type="error">
            <text:p>Err:539</text:p>
          </table:table-cell>
          <table:table-cell table:style-name="ce183" office:value-type="string" office:string-value="" calcext:value-type="error">
            <text:p>Err:539</text:p>
          </table:table-cell>
          <table:table-cell table:style-name="ce183" office:value-type="string" office:string-value="" calcext:value-type="error">
            <text:p>Err:539</text:p>
          </table:table-cell>
          <table:table-cell table:style-name="ce183" office:value-type="string" office:string-value="" calcext:value-type="error">
            <text:p>Err:539</text:p>
          </table:table-cell>
          <table:table-cell table:style-name="ce183" office:value-type="string" office:string-value="" calcext:value-type="error">
            <text:p>Err:539</text:p>
          </table:table-cell>
          <table:table-cell table:style-name="ce183" office:value-type="string" office:string-value="" calcext:value-type="error">
            <text:p>Err:539</text:p>
          </table:table-cell>
          <table:table-cell table:style-name="ce183" office:value-type="string" office:string-value="" calcext:value-type="error">
            <text:p>Err:539</text:p>
          </table:table-cell>
          <table:table-cell table:style-name="ce183" table:number-columns-repeated="11"/>
          <table:table-cell table:number-columns-repeated="21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4]=&quot;&quot;;&quot;&quot;; SUMPRODUCT([$Date_Risultati.$D$3:.$D$50]=[.A4])*([$Date_Risultati.$F$3:.$F$50]&gt;[$Date_Risultati.$G$3:.$G$50])+(SUMPRODUCT([$Date_Risultati.$E$3:.$E$50]=[.A4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0" table:formula="of:=IFERROR(__xludf.dummyfunction(&quot;&quot;&quot;COMPUTED_VALUE&quot;&quot;&quot;);&quot;Pantere&quot;)" office:value-type="string" office:string-value="Pantere" calcext:value-type="string">
            <text:p>Pantere</text:p>
          </table:table-cell>
          <table:table-cell table:style-name="ce109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0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4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40" table:formula="of:=IFERROR(__xludf.dummyfunction(&quot;&quot;&quot;COMPUTED_VALUE&quot;&quot;&quot;);199)" office:value-type="float" office:value="199" calcext:value-type="float">
            <text:p>199</text:p>
          </table:table-cell>
          <table:table-cell table:style-name="ce140" table:formula="of:=IFERROR(__xludf.dummyfunction(&quot;&quot;&quot;COMPUTED_VALUE&quot;&quot;&quot;);123)" office:value-type="float" office:value="123" calcext:value-type="float">
            <text:p>123</text:p>
          </table:table-cell>
          <table:table-cell table:style-name="ce140" table:formula="of:=IFERROR(__xludf.dummyfunction(&quot;&quot;&quot;COMPUTED_VALUE&quot;&quot;&quot;);76)" office:value-type="float" office:value="76" calcext:value-type="float">
            <text:p>76</text:p>
          </table:table-cell>
          <table:table-cell/>
          <table:table-cell table:style-name="ce184" office:value-type="string" office:string-value="" calcext:value-type="error">
            <text:p>Err:539</text:p>
          </table:table-cell>
          <table:table-cell table:style-name="ce184" office:value-type="string" office:string-value="" calcext:value-type="error">
            <text:p>Err:539</text:p>
          </table:table-cell>
          <table:table-cell table:style-name="ce184" office:value-type="string" office:string-value="" calcext:value-type="error">
            <text:p>Err:539</text:p>
          </table:table-cell>
          <table:table-cell table:style-name="ce184" office:value-type="string" office:string-value="" calcext:value-type="error">
            <text:p>Err:539</text:p>
          </table:table-cell>
          <table:table-cell table:style-name="ce184" office:value-type="string" office:string-value="" calcext:value-type="error">
            <text:p>Err:539</text:p>
          </table:table-cell>
          <table:table-cell table:style-name="ce184" office:value-type="string" office:string-value="" calcext:value-type="error">
            <text:p>Err:539</text:p>
          </table:table-cell>
          <table:table-cell table:style-name="ce184" office:value-type="string" office:string-value="" calcext:value-type="error">
            <text:p>Err:539</text:p>
          </table:table-cell>
          <table:table-cell table:style-name="ce184" table:number-columns-repeated="11"/>
          <table:table-cell table:number-columns-repeated="21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5]=&quot;&quot;;&quot;&quot;; SUMPRODUCT([$Date_Risultati.$D$3:.$D$50]=[.A5])*([$Date_Risultati.$F$3:.$F$50]&gt;[$Date_Risultati.$G$3:.$G$50])+(SUMPRODUCT([$Date_Risultati.$E$3:.$E$50]=[.A5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1" table:formula="of:=IFERROR(__xludf.dummyfunction(&quot;&quot;&quot;COMPUTED_VALUE&quot;&quot;&quot;);&quot;Tigri&quot;)" office:value-type="string" office:string-value="Tigri" calcext:value-type="string">
            <text:p>Tigri</text:p>
          </table:table-cell>
          <table:table-cell table:style-name="ce110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1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61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70" table:formula="of:=IFERROR(__xludf.dummyfunction(&quot;&quot;&quot;COMPUTED_VALUE&quot;&quot;&quot;);119)" office:value-type="float" office:value="119" calcext:value-type="float">
            <text:p>119</text:p>
          </table:table-cell>
          <table:table-cell table:style-name="ce170" table:formula="of:=IFERROR(__xludf.dummyfunction(&quot;&quot;&quot;COMPUTED_VALUE&quot;&quot;&quot;);234)" office:value-type="float" office:value="234" calcext:value-type="float">
            <text:p>234</text:p>
          </table:table-cell>
          <table:table-cell table:style-name="ce170" table:formula="of:=IFERROR(__xludf.dummyfunction(&quot;&quot;&quot;COMPUTED_VALUE&quot;&quot;&quot;);-115)" office:value-type="float" office:value="-115" calcext:value-type="float">
            <text:p>-115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6]=&quot;&quot;;&quot;&quot;; SUMPRODUCT([$Date_Risultati.$D$3:.$D$50]=[.A6])*([$Date_Risultati.$F$3:.$F$50]&gt;[$Date_Risultati.$G$3:.$G$50])+(SUMPRODUCT([$Date_Risultati.$E$3:.$E$50]=[.A6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1" table:formula="of:=IFERROR(__xludf.dummyfunction(&quot;&quot;&quot;COMPUTED_VALUE&quot;&quot;&quot;);&quot;Ghepardi&quot;)" office:value-type="string" office:string-value="Ghepardi" calcext:value-type="string">
            <text:p>Ghepardi</text:p>
          </table:table-cell>
          <table:table-cell table:style-name="ce11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6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71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171" table:formula="of:=IFERROR(__xludf.dummyfunction(&quot;&quot;&quot;COMPUTED_VALUE&quot;&quot;&quot;);206)" office:value-type="float" office:value="206" calcext:value-type="float">
            <text:p>206</text:p>
          </table:table-cell>
          <table:table-cell table:style-name="ce171" table:formula="of:=IFERROR(__xludf.dummyfunction(&quot;&quot;&quot;COMPUTED_VALUE&quot;&quot;&quot;);-109)" office:value-type="float" office:value="-109" calcext:value-type="float">
            <text:p>-109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7]=&quot;&quot;;&quot;&quot;; SUMPRODUCT([$Date_Risultati.$D$3:.$D$50]=[.A7])*([$Date_Risultati.$F$3:.$F$50]&gt;[$Date_Risultati.$G$3:.$G$50])+(SUMPRODUCT([$Date_Risultati.$E$3:.$E$50]=[.A7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2" office:value-type="string" calcext:value-type="string">
            <text:p>Girone B</text:p>
          </table:table-cell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V</text:p>
          </table:table-cell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F</text:p>
          </table:table-cell>
          <table:table-cell table:style-name="ce112" office:value-type="string" calcext:value-type="string">
            <text:p>PC</text:p>
          </table:table-cell>
          <table:table-cell table:style-name="ce112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8]=&quot;&quot;;&quot;&quot;; SUMPRODUCT([$Date_Risultati.$D$3:.$D$50]=[.A8])*([$Date_Risultati.$F$3:.$F$50]&gt;[$Date_Risultati.$G$3:.$G$50])+(SUMPRODUCT([$Date_Risultati.$E$3:.$E$50]=[.A8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3" table:formula="of:=IFERROR(__xludf.dummyfunction(&quot;sort(filter({$A$3:$A1502,$C$3:$H1502},$B$3:$B1502=RIGHT(R7,1)),3,FALSE,7,FALSE,5,FALSE)&quot;);&quot;Giaguari&quot;)" office:value-type="string" office:string-value="Giaguari" calcext:value-type="string">
            <text:p>Giaguari</text:p>
          </table:table-cell>
          <table:table-cell table:style-name="ce11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1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13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13" table:formula="of:=IFERROR(__xludf.dummyfunction(&quot;&quot;&quot;COMPUTED_VALUE&quot;&quot;&quot;);232)" office:value-type="float" office:value="232" calcext:value-type="float">
            <text:p>232</text:p>
          </table:table-cell>
          <table:table-cell table:style-name="ce113" table:formula="of:=IFERROR(__xludf.dummyfunction(&quot;&quot;&quot;COMPUTED_VALUE&quot;&quot;&quot;);192)" office:value-type="float" office:value="192" calcext:value-type="float">
            <text:p>192</text:p>
          </table:table-cell>
          <table:table-cell table:style-name="ce113" table:formula="of:=IFERROR(__xludf.dummyfunction(&quot;&quot;&quot;COMPUTED_VALUE&quot;&quot;&quot;);40)"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9]=&quot;&quot;;&quot;&quot;; SUMPRODUCT([$Date_Risultati.$D$3:.$D$50]=[.A9])*([$Date_Risultati.$F$3:.$F$50]&gt;[$Date_Risultati.$G$3:.$G$50])+(SUMPRODUCT([$Date_Risultati.$E$3:.$E$50]=[.A9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4" table:formula="of:=IFERROR(__xludf.dummyfunction(&quot;&quot;&quot;COMPUTED_VALUE&quot;&quot;&quot;);&quot;Puma&quot;)" office:value-type="string" office:string-value="Puma" calcext:value-type="string">
            <text:p>Puma</text:p>
          </table:table-cell>
          <table:table-cell table:style-name="ce11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4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43" table:formula="of:=IFERROR(__xludf.dummyfunction(&quot;&quot;&quot;COMPUTED_VALUE&quot;&quot;&quot;);216)" office:value-type="float" office:value="216" calcext:value-type="float">
            <text:p>216</text:p>
          </table:table-cell>
          <table:table-cell table:style-name="ce143" table:formula="of:=IFERROR(__xludf.dummyfunction(&quot;&quot;&quot;COMPUTED_VALUE&quot;&quot;&quot;);217)" office:value-type="float" office:value="217" calcext:value-type="float">
            <text:p>217</text:p>
          </table:table-cell>
          <table:table-cell table:style-name="ce143" table:formula="of:=IFERROR(__xludf.dummyfunction(&quot;&quot;&quot;COMPUTED_VALUE&quot;&quot;&quot;);-1)" office:value-type="float" office:value="-1" calcext:value-type="float">
            <text:p>-1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0]=&quot;&quot;;&quot;&quot;; SUMPRODUCT([$Date_Risultati.$D$3:.$D$50]=[.A10])*([$Date_Risultati.$F$3:.$F$50]&gt;[$Date_Risultati.$G$3:.$G$50])+(SUMPRODUCT([$Date_Risultati.$E$3:.$E$50]=[.A10])*([$Date_Risultati.$G$3:.$G$50]&gt;[$Date_Risultati.$F$3:.$F$50])))" office:value-type="float" office:value="0" calcext:value-type="float">
            <text:p>0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5" table:formula="of:=IFERROR(__xludf.dummyfunction(&quot;&quot;&quot;COMPUTED_VALUE&quot;&quot;&quot;);&quot;Linci&quot;)" office:value-type="string" office:string-value="Linci" calcext:value-type="string">
            <text:p>Linci</text:p>
          </table:table-cell>
          <table:table-cell table:style-name="ce11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4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6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72" table:formula="of:=IFERROR(__xludf.dummyfunction(&quot;&quot;&quot;COMPUTED_VALUE&quot;&quot;&quot;);215)" office:value-type="float" office:value="215" calcext:value-type="float">
            <text:p>215</text:p>
          </table:table-cell>
          <table:table-cell table:style-name="ce172" table:formula="of:=IFERROR(__xludf.dummyfunction(&quot;&quot;&quot;COMPUTED_VALUE&quot;&quot;&quot;);239)" office:value-type="float" office:value="239" calcext:value-type="float">
            <text:p>239</text:p>
          </table:table-cell>
          <table:table-cell table:style-name="ce172" table:formula="of:=IFERROR(__xludf.dummyfunction(&quot;&quot;&quot;COMPUTED_VALUE&quot;&quot;&quot;);-24)" office:value-type="float" office:value="-24" calcext:value-type="float">
            <text:p>-24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1]=&quot;&quot;;&quot;&quot;; SUMPRODUCT([$Date_Risultati.$D$3:.$D$50]=[.A11])*([$Date_Risultati.$F$3:.$F$50]&gt;[$Date_Risultati.$G$3:.$G$50])+(SUMPRODUCT([$Date_Risultati.$E$3:.$E$50]=[.A11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5" table:formula="of:=IFERROR(__xludf.dummyfunction(&quot;&quot;&quot;COMPUTED_VALUE&quot;&quot;&quot;);&quot;Serval&quot;)" office:value-type="string" office:string-value="Serval" calcext:value-type="string">
            <text:p>Serval</text:p>
          </table:table-cell>
          <table:table-cell table:style-name="ce11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6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73" table:formula="of:=IFERROR(__xludf.dummyfunction(&quot;&quot;&quot;COMPUTED_VALUE&quot;&quot;&quot;);225)" office:value-type="float" office:value="225" calcext:value-type="float">
            <text:p>225</text:p>
          </table:table-cell>
          <table:table-cell table:style-name="ce173" table:formula="of:=IFERROR(__xludf.dummyfunction(&quot;&quot;&quot;COMPUTED_VALUE&quot;&quot;&quot;);240)" office:value-type="float" office:value="240" calcext:value-type="float">
            <text:p>240</text:p>
          </table:table-cell>
          <table:table-cell table:style-name="ce173" table:formula="of:=IFERROR(__xludf.dummyfunction(&quot;&quot;&quot;COMPUTED_VALUE&quot;&quot;&quot;);-15)" office:value-type="float" office:value="-15" calcext:value-type="float">
            <text:p>-15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2]=&quot;&quot;;&quot;&quot;; SUMPRODUCT([$Date_Risultati.$D$3:.$D$50]=[.A12])*([$Date_Risultati.$F$3:.$F$50]&gt;[$Date_Risultati.$G$3:.$G$50])+(SUMPRODUCT([$Date_Risultati.$E$3:.$E$50]=[.A12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6" office:value-type="string" calcext:value-type="string">
            <text:p>Girone C</text:p>
          </table:table-cell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V</text:p>
          </table:table-cell>
          <table:table-cell table:style-name="ce117" office:value-type="string" calcext:value-type="string">
            <text:p>P</text:p>
          </table:table-cell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PC</text:p>
          </table:table-cell>
          <table:table-cell table:style-name="ce117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3]=&quot;&quot;;&quot;&quot;; SUMPRODUCT([$Date_Risultati.$D$3:.$D$50]=[.A13])*([$Date_Risultati.$F$3:.$F$50]&gt;[$Date_Risultati.$G$3:.$G$50])+(SUMPRODUCT([$Date_Risultati.$E$3:.$E$50]=[.A13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7" table:formula="of:=IFERROR(__xludf.dummyfunction(&quot;sort(filter({$A$3:$A1502,$C$3:$H1502},$B$3:$B1502=RIGHT(R12,1)),3,FALSE,7,FALSE,5,FALSE)&quot;);&quot;Elefanti&quot;)" office:value-type="string" office:string-value="Elefanti" calcext:value-type="string">
            <text:p>Elefanti</text:p>
          </table:table-cell>
          <table:table-cell table:style-name="ce11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1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18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18" table:formula="of:=IFERROR(__xludf.dummyfunction(&quot;&quot;&quot;COMPUTED_VALUE&quot;&quot;&quot;);202)" office:value-type="float" office:value="202" calcext:value-type="float">
            <text:p>202</text:p>
          </table:table-cell>
          <table:table-cell table:style-name="ce118" table:formula="of:=IFERROR(__xludf.dummyfunction(&quot;&quot;&quot;COMPUTED_VALUE&quot;&quot;&quot;);185)" office:value-type="float" office:value="185" calcext:value-type="float">
            <text:p>185</text:p>
          </table:table-cell>
          <table:table-cell table:style-name="ce118" table:formula="of:=IFERROR(__xludf.dummyfunction(&quot;&quot;&quot;COMPUTED_VALUE&quot;&quot;&quot;);17)" office:value-type="float" office:value="17" calcext:value-type="float">
            <text:p>17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4]=&quot;&quot;;&quot;&quot;; SUMPRODUCT([$Date_Risultati.$D$3:.$D$50]=[.A14])*([$Date_Risultati.$F$3:.$F$50]&gt;[$Date_Risultati.$G$3:.$G$50])+(SUMPRODUCT([$Date_Risultati.$E$3:.$E$50]=[.A14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8" table:formula="of:=IFERROR(__xludf.dummyfunction(&quot;&quot;&quot;COMPUTED_VALUE&quot;&quot;&quot;);&quot;Iguane&quot;)" office:value-type="string" office:string-value="Iguane" calcext:value-type="string">
            <text:p>Iguane</text:p>
          </table:table-cell>
          <table:table-cell table:style-name="ce119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46" table:formula="of:=IFERROR(__xludf.dummyfunction(&quot;&quot;&quot;COMPUTED_VALUE&quot;&quot;&quot;);120)" office:value-type="float" office:value="120" calcext:value-type="float">
            <text:p>120</text:p>
          </table:table-cell>
          <table:table-cell table:style-name="ce146" table:formula="of:=IFERROR(__xludf.dummyfunction(&quot;&quot;&quot;COMPUTED_VALUE&quot;&quot;&quot;);179)" office:value-type="float" office:value="179" calcext:value-type="float">
            <text:p>179</text:p>
          </table:table-cell>
          <table:table-cell table:style-name="ce146" table:formula="of:=IFERROR(__xludf.dummyfunction(&quot;&quot;&quot;COMPUTED_VALUE&quot;&quot;&quot;);-59)" office:value-type="float" office:value="-59" calcext:value-type="float">
            <text:p>-59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5]=&quot;&quot;;&quot;&quot;; SUMPRODUCT([$Date_Risultati.$D$3:.$D$50]=[.A15])*([$Date_Risultati.$F$3:.$F$50]&gt;[$Date_Risultati.$G$3:.$G$50])+(SUMPRODUCT([$Date_Risultati.$E$3:.$E$50]=[.A15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9" table:formula="of:=IFERROR(__xludf.dummyfunction(&quot;&quot;&quot;COMPUTED_VALUE&quot;&quot;&quot;);&quot;Giraffe&quot;)" office:value-type="string" office:string-value="Giraffe" calcext:value-type="string">
            <text:p>Giraffe</text:p>
          </table:table-cell>
          <table:table-cell table:style-name="ce120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7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6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74" table:formula="of:=IFERROR(__xludf.dummyfunction(&quot;&quot;&quot;COMPUTED_VALUE&quot;&quot;&quot;);206)" office:value-type="float" office:value="206" calcext:value-type="float">
            <text:p>206</text:p>
          </table:table-cell>
          <table:table-cell table:style-name="ce174" table:formula="of:=IFERROR(__xludf.dummyfunction(&quot;&quot;&quot;COMPUTED_VALUE&quot;&quot;&quot;);162)" office:value-type="float" office:value="162" calcext:value-type="float">
            <text:p>162</text:p>
          </table:table-cell>
          <table:table-cell table:style-name="ce174" table:formula="of:=IFERROR(__xludf.dummyfunction(&quot;&quot;&quot;COMPUTED_VALUE&quot;&quot;&quot;);44)"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6]=&quot;&quot;;&quot;&quot;; SUMPRODUCT([$Date_Risultati.$D$3:.$D$50]=[.A16])*([$Date_Risultati.$F$3:.$F$50]&gt;[$Date_Risultati.$G$3:.$G$50])+(SUMPRODUCT([$Date_Risultati.$E$3:.$E$50]=[.A16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89" table:formula="of:=IFERROR(__xludf.dummyfunction(&quot;&quot;&quot;COMPUTED_VALUE&quot;&quot;&quot;);&quot;Ippopotami&quot;)" office:value-type="string" office:string-value="Ippopotami" calcext:value-type="string">
            <text:p>Ippopotami</text:p>
          </table:table-cell>
          <table:table-cell table:style-name="ce121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8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6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75" table:formula="of:=IFERROR(__xludf.dummyfunction(&quot;&quot;&quot;COMPUTED_VALUE&quot;&quot;&quot;);206)" office:value-type="float" office:value="206" calcext:value-type="float">
            <text:p>206</text:p>
          </table:table-cell>
          <table:table-cell table:style-name="ce175" table:formula="of:=IFERROR(__xludf.dummyfunction(&quot;&quot;&quot;COMPUTED_VALUE&quot;&quot;&quot;);208)" office:value-type="float" office:value="208" calcext:value-type="float">
            <text:p>208</text:p>
          </table:table-cell>
          <table:table-cell table:style-name="ce175" table:formula="of:=IFERROR(__xludf.dummyfunction(&quot;&quot;&quot;COMPUTED_VALUE&quot;&quot;&quot;);-2)" office:value-type="float" office:value="-2" calcext:value-type="float">
            <text:p>-2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7]=&quot;&quot;;&quot;&quot;; SUMPRODUCT([$Date_Risultati.$D$3:.$D$50]=[.A17])*([$Date_Risultati.$F$3:.$F$50]&gt;[$Date_Risultati.$G$3:.$G$50])+(SUMPRODUCT([$Date_Risultati.$E$3:.$E$50]=[.A17])*([$Date_Risultati.$G$3:.$G$50]&gt;[$Date_Risultati.$F$3:.$F$50])))" office:value-type="float" office:value="0" calcext:value-type="float">
            <text:p>0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0" office:value-type="string" calcext:value-type="string">
            <text:p>Girone D</text:p>
          </table:table-cell>
          <table:table-cell table:style-name="ce122" office:value-type="string" calcext:value-type="string">
            <text:p>G</text:p>
          </table:table-cell>
          <table:table-cell table:style-name="ce122" office:value-type="string" calcext:value-type="string">
            <text:p>V</text:p>
          </table:table-cell>
          <table:table-cell table:style-name="ce122" office:value-type="string" calcext:value-type="string">
            <text:p>P</text:p>
          </table:table-cell>
          <table:table-cell table:style-name="ce122" office:value-type="string" calcext:value-type="string">
            <text:p>F</text:p>
          </table:table-cell>
          <table:table-cell table:style-name="ce122" office:value-type="string" calcext:value-type="string">
            <text:p>PC</text:p>
          </table:table-cell>
          <table:table-cell table:style-name="ce122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8]=&quot;&quot;;&quot;&quot;; SUMPRODUCT([$Date_Risultati.$D$3:.$D$50]=[.A18])*([$Date_Risultati.$F$3:.$F$50]&gt;[$Date_Risultati.$G$3:.$G$50])+(SUMPRODUCT([$Date_Risultati.$E$3:.$E$50]=[.A18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1" table:formula="of:=IFERROR(__xludf.dummyfunction(&quot;sort(filter({$A$3:$A1502,$C$3:$H1502},$B$3:$B1502=RIGHT(R17,1)),3,FALSE,7,FALSE,5,FALSE)&quot;);&quot;Coccodrilli&quot;)" office:value-type="string" office:string-value="Coccodrilli" calcext:value-type="string">
            <text:p>Coccodrilli</text:p>
          </table:table-cell>
          <table:table-cell table:style-name="ce12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2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23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23" table:formula="of:=IFERROR(__xludf.dummyfunction(&quot;&quot;&quot;COMPUTED_VALUE&quot;&quot;&quot;);179)" office:value-type="float" office:value="179" calcext:value-type="float">
            <text:p>179</text:p>
          </table:table-cell>
          <table:table-cell table:style-name="ce123" table:formula="of:=IFERROR(__xludf.dummyfunction(&quot;&quot;&quot;COMPUTED_VALUE&quot;&quot;&quot;);108)" office:value-type="float" office:value="108" calcext:value-type="float">
            <text:p>108</text:p>
          </table:table-cell>
          <table:table-cell table:style-name="ce123" table:formula="of:=IFERROR(__xludf.dummyfunction(&quot;&quot;&quot;COMPUTED_VALUE&quot;&quot;&quot;);71)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19]=&quot;&quot;;&quot;&quot;; SUMPRODUCT([$Date_Risultati.$D$3:.$D$50]=[.A19])*([$Date_Risultati.$F$3:.$F$50]&gt;[$Date_Risultati.$G$3:.$G$50])+(SUMPRODUCT([$Date_Risultati.$E$3:.$E$50]=[.A19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2" table:formula="of:=IFERROR(__xludf.dummyfunction(&quot;&quot;&quot;COMPUTED_VALUE&quot;&quot;&quot;);&quot;Pitoni&quot;)" office:value-type="string" office:string-value="Pitoni" calcext:value-type="string">
            <text:p>Pitoni</text:p>
          </table:table-cell>
          <table:table-cell table:style-name="ce12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49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49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49" table:formula="of:=IFERROR(__xludf.dummyfunction(&quot;&quot;&quot;COMPUTED_VALUE&quot;&quot;&quot;);133)" office:value-type="float" office:value="133" calcext:value-type="float">
            <text:p>133</text:p>
          </table:table-cell>
          <table:table-cell table:style-name="ce149" table:formula="of:=IFERROR(__xludf.dummyfunction(&quot;&quot;&quot;COMPUTED_VALUE&quot;&quot;&quot;);168)" office:value-type="float" office:value="168" calcext:value-type="float">
            <text:p>168</text:p>
          </table:table-cell>
          <table:table-cell table:style-name="ce149" table:formula="of:=IFERROR(__xludf.dummyfunction(&quot;&quot;&quot;COMPUTED_VALUE&quot;&quot;&quot;);-35)" office:value-type="float" office:value="-35" calcext:value-type="float">
            <text:p>-35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0]=&quot;&quot;;&quot;&quot;; SUMPRODUCT([$Date_Risultati.$D$3:.$D$50]=[.A20])*([$Date_Risultati.$F$3:.$F$50]&gt;[$Date_Risultati.$G$3:.$G$50])+(SUMPRODUCT([$Date_Risultati.$E$3:.$E$50]=[.A20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3" table:formula="of:=IFERROR(__xludf.dummyfunction(&quot;&quot;&quot;COMPUTED_VALUE&quot;&quot;&quot;);&quot;Aquile&quot;)" office:value-type="string" office:string-value="Aquile" calcext:value-type="string">
            <text:p>Aquile</text:p>
          </table:table-cell>
          <table:table-cell table:style-name="ce12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67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76" table:formula="of:=IFERROR(__xludf.dummyfunction(&quot;&quot;&quot;COMPUTED_VALUE&quot;&quot;&quot;);126)" office:value-type="float" office:value="126" calcext:value-type="float">
            <text:p>126</text:p>
          </table:table-cell>
          <table:table-cell table:style-name="ce176" table:formula="of:=IFERROR(__xludf.dummyfunction(&quot;&quot;&quot;COMPUTED_VALUE&quot;&quot;&quot;);106)" office:value-type="float" office:value="106" calcext:value-type="float">
            <text:p>106</text:p>
          </table:table-cell>
          <table:table-cell table:style-name="ce176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1]=&quot;&quot;;&quot;&quot;; SUMPRODUCT([$Date_Risultati.$D$3:.$D$50]=[.A21])*([$Date_Risultati.$F$3:.$F$50]&gt;[$Date_Risultati.$G$3:.$G$50])+(SUMPRODUCT([$Date_Risultati.$E$3:.$E$50]=[.A21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3" table:formula="of:=IFERROR(__xludf.dummyfunction(&quot;&quot;&quot;COMPUTED_VALUE&quot;&quot;&quot;);&quot;Falchi&quot;)" office:value-type="string" office:string-value="Falchi" calcext:value-type="string">
            <text:p>Falchi</text:p>
          </table:table-cell>
          <table:table-cell table:style-name="ce12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1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6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77" table:formula="of:=IFERROR(__xludf.dummyfunction(&quot;&quot;&quot;COMPUTED_VALUE&quot;&quot;&quot;);153)" office:value-type="float" office:value="153" calcext:value-type="float">
            <text:p>153</text:p>
          </table:table-cell>
          <table:table-cell table:style-name="ce177" table:formula="of:=IFERROR(__xludf.dummyfunction(&quot;&quot;&quot;COMPUTED_VALUE&quot;&quot;&quot;);209)" office:value-type="float" office:value="209" calcext:value-type="float">
            <text:p>209</text:p>
          </table:table-cell>
          <table:table-cell table:style-name="ce177" table:formula="of:=IFERROR(__xludf.dummyfunction(&quot;&quot;&quot;COMPUTED_VALUE&quot;&quot;&quot;);-56)" office:value-type="float" office:value="-56" calcext:value-type="float">
            <text:p>-56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2]=&quot;&quot;;&quot;&quot;; SUMPRODUCT([$Date_Risultati.$D$3:.$D$50]=[.A22])*([$Date_Risultati.$F$3:.$F$50]&gt;[$Date_Risultati.$G$3:.$G$50])+(SUMPRODUCT([$Date_Risultati.$E$3:.$E$50]=[.A22])*([$Date_Risultati.$G$3:.$G$50]&gt;[$Date_Risultati.$F$3:.$F$50])))" office:value-type="float" office:value="0" calcext:value-type="float">
            <text:p>0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4" office:value-type="string" calcext:value-type="string">
            <text:p>Girone E</text:p>
          </table:table-cell>
          <table:table-cell table:style-name="ce127" office:value-type="string" calcext:value-type="string">
            <text:p>G</text:p>
          </table:table-cell>
          <table:table-cell table:style-name="ce152" office:value-type="string" calcext:value-type="string">
            <text:p>V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F</text:p>
          </table:table-cell>
          <table:table-cell table:style-name="ce152" office:value-type="string" calcext:value-type="string">
            <text:p>PC</text:p>
          </table:table-cell>
          <table:table-cell table:style-name="ce152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3]=&quot;&quot;;&quot;&quot;; SUMPRODUCT([$Date_Risultati.$D$3:.$D$50]=[.A23])*([$Date_Risultati.$F$3:.$F$50]&gt;[$Date_Risultati.$G$3:.$G$50])+(SUMPRODUCT([$Date_Risultati.$E$3:.$E$50]=[.A23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5" table:formula="of:=IFERROR(__xludf.dummyfunction(&quot;sort(filter({$A$3:$A1502,$C$3:$H1502},$B$3:$B1502=RIGHT(R22,1)),3,FALSE,7,FALSE,5,FALSE)&quot;);&quot;Bisonti&quot;)" office:value-type="string" office:string-value="Bisonti" calcext:value-type="string">
            <text:p>Bisonti</text:p>
          </table:table-cell>
          <table:table-cell table:style-name="ce9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9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9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95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95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79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4]=&quot;&quot;;&quot;&quot;; SUMPRODUCT([$Date_Risultati.$D$3:.$D$50]=[.A24])*([$Date_Risultati.$F$3:.$F$50]&gt;[$Date_Risultati.$G$3:.$G$50])+(SUMPRODUCT([$Date_Risultati.$E$3:.$E$50]=[.A24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6" table:formula="of:=IFERROR(__xludf.dummyfunction(&quot;&quot;&quot;COMPUTED_VALUE&quot;&quot;&quot;);&quot;Bufali&quot;)" office:value-type="string" office:string-value="Bufali" calcext:value-type="string">
            <text:p>Bufali</text:p>
          </table:table-cell>
          <table:table-cell table:style-name="ce12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5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53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153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80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5]=&quot;&quot;;&quot;&quot;; SUMPRODUCT([$Date_Risultati.$D$3:.$D$50]=[.A25])*([$Date_Risultati.$F$3:.$F$50]&gt;[$Date_Risultati.$G$3:.$G$50])+(SUMPRODUCT([$Date_Risultati.$E$3:.$E$50]=[.A25])*([$Date_Risultati.$G$3:.$G$50]&gt;[$Date_Risultati.$F$3:.$F$50])))" office:value-type="float" office:value="3" calcext:value-type="float">
            <text:p>3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7" table:formula="of:=IFERROR(__xludf.dummyfunction(&quot;&quot;&quot;COMPUTED_VALUE&quot;&quot;&quot;);&quot;Cervi&quot;)" office:value-type="string" office:string-value="Cervi" calcext:value-type="string">
            <text:p>Cervi</text:p>
          </table:table-cell>
          <table:table-cell table:style-name="ce129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4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69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78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178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81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6]=&quot;&quot;;&quot;&quot;; SUMPRODUCT([$Date_Risultati.$D$3:.$D$50]=[.A26])*([$Date_Risultati.$F$3:.$F$50]&gt;[$Date_Risultati.$G$3:.$G$50])+(SUMPRODUCT([$Date_Risultati.$E$3:.$E$50]=[.A26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7" table:formula="of:=IFERROR(__xludf.dummyfunction(&quot;&quot;&quot;COMPUTED_VALUE&quot;&quot;&quot;);&quot;Cinghiali&quot;)" office:value-type="string" office:string-value="Cinghiali" calcext:value-type="string">
            <text:p>Cinghiali</text:p>
          </table:table-cell>
          <table:table-cell table:style-name="ce130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5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69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78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178" table:formula="of:=IFERROR(__xludf.dummyfunction(&quot;&quot;&quot;COMPUTED_VALUE&quot;&quot;&quot;);105)" office:value-type="float" office:value="105" calcext:value-type="float">
            <text:p>105</text:p>
          </table:table-cell>
          <table:table-cell table:style-name="ce181" table:formula="of:=IFERROR(__xludf.dummyfunction(&quot;&quot;&quot;COMPUTED_VALUE&quot;&quot;&quot;);-6)" office:value-type="float" office:value="-6" calcext:value-type="float">
            <text:p>-6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7]=&quot;&quot;;&quot;&quot;; SUMPRODUCT([$Date_Risultati.$D$3:.$D$50]=[.A27])*([$Date_Risultati.$F$3:.$F$50]&gt;[$Date_Risultati.$G$3:.$G$50])+(SUMPRODUCT([$Date_Risultati.$E$3:.$E$50]=[.A27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8" office:value-type="string" calcext:value-type="string">
            <text:p>Girone F</text:p>
          </table:table-cell>
          <table:table-cell table:style-name="ce131" office:value-type="string" calcext:value-type="string">
            <text:p>G</text:p>
          </table:table-cell>
          <table:table-cell table:style-name="ce131" office:value-type="string" calcext:value-type="string">
            <text:p>V</text:p>
          </table:table-cell>
          <table:table-cell table:style-name="ce131" office:value-type="string" calcext:value-type="string">
            <text:p>P</text:p>
          </table:table-cell>
          <table:table-cell table:style-name="ce131" office:value-type="string" calcext:value-type="string">
            <text:p>F</text:p>
          </table:table-cell>
          <table:table-cell table:style-name="ce131" office:value-type="string" calcext:value-type="string">
            <text:p>PC</text:p>
          </table:table-cell>
          <table:table-cell table:style-name="ce131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8]=&quot;&quot;;&quot;&quot;; SUMPRODUCT([$Date_Risultati.$D$3:.$D$50]=[.A28])*([$Date_Risultati.$F$3:.$F$50]&gt;[$Date_Risultati.$G$3:.$G$50])+(SUMPRODUCT([$Date_Risultati.$E$3:.$E$50]=[.A28])*([$Date_Risultati.$G$3:.$G$50]&gt;[$Date_Risultati.$F$3:.$F$50])))" office:value-type="float" office:value="0" calcext:value-type="float">
            <text:p>0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9" table:formula="of:=IFERROR(__xludf.dummyfunction(&quot;sort(filter({$A$3:$A1502,$C$3:$H1502},$B$3:$B1502=RIGHT(R27,1)),3,FALSE,7,FALSE,5,FALSE)&quot;);&quot;Balene&quot;)" office:value-type="string" office:string-value="Balene" calcext:value-type="string">
            <text:p>Balene</text:p>
          </table:table-cell>
          <table:table-cell table:style-name="ce13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32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132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13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29]=&quot;&quot;;&quot;&quot;; SUMPRODUCT([$Date_Risultati.$D$3:.$D$50]=[.A29])*([$Date_Risultati.$F$3:.$F$50]&gt;[$Date_Risultati.$G$3:.$G$50])+(SUMPRODUCT([$Date_Risultati.$E$3:.$E$50]=[.A29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100" table:formula="of:=IFERROR(__xludf.dummyfunction(&quot;&quot;&quot;COMPUTED_VALUE&quot;&quot;&quot;);&quot;Fenicotteri&quot;)" office:value-type="string" office:string-value="Fenicotteri" calcext:value-type="string">
            <text:p>Fenicotteri</text:p>
          </table:table-cell>
          <table:table-cell table:style-name="ce1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3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33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133" table:formula="of:=IFERROR(__xludf.dummyfunction(&quot;&quot;&quot;COMPUTED_VALUE&quot;&quot;&quot;);105)" office:value-type="float" office:value="105" calcext:value-type="float">
            <text:p>105</text:p>
          </table:table-cell>
          <table:table-cell table:style-name="ce133" table:formula="of:=IFERROR(__xludf.dummyfunction(&quot;&quot;&quot;COMPUTED_VALUE&quot;&quot;&quot;);-3)" office:value-type="float" office:value="-3" calcext:value-type="float">
            <text:p>-3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30]=&quot;&quot;;&quot;&quot;; SUMPRODUCT([$Date_Risultati.$D$3:.$D$50]=[.A30])*([$Date_Risultati.$F$3:.$F$50]&gt;[$Date_Risultati.$G$3:.$G$50])+(SUMPRODUCT([$Date_Risultati.$E$3:.$E$50]=[.A30])*([$Date_Risultati.$G$3:.$G$50]&gt;[$Date_Risultati.$F$3:.$F$50])))" office:value-type="float" office:value="0" calcext:value-type="float">
            <text:p>0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101" table:formula="of:=IFERROR(__xludf.dummyfunction(&quot;&quot;&quot;COMPUTED_VALUE&quot;&quot;&quot;);&quot;Gabbiani&quot;)" office:value-type="string" office:string-value="Gabbiani" calcext:value-type="string">
            <text:p>Gabbiani</text:p>
          </table:table-cell>
          <table:table-cell table:style-name="ce13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5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56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156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156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31]=&quot;&quot;;&quot;&quot;; SUMPRODUCT([$Date_Risultati.$D$3:.$D$50]=[.A31])*([$Date_Risultati.$F$3:.$F$50]&gt;[$Date_Risultati.$G$3:.$G$50])+(SUMPRODUCT([$Date_Risultati.$E$3:.$E$50]=[.A31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102" table:formula="of:=IFERROR(__xludf.dummyfunction(&quot;&quot;&quot;COMPUTED_VALUE&quot;&quot;&quot;);&quot;Delfini&quot;)" office:value-type="string" office:string-value="Delfini" calcext:value-type="string">
            <text:p>Delfini</text:p>
          </table:table-cell>
          <table:table-cell table:style-name="ce13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7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57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57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157" table:formula="of:=IFERROR(__xludf.dummyfunction(&quot;&quot;&quot;COMPUTED_VALUE&quot;&quot;&quot;);100)" office:value-type="float" office:value="100" calcext:value-type="float">
            <text:p>100</text:p>
          </table:table-cell>
          <table:table-cell table:style-name="ce15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32]=&quot;&quot;;&quot;&quot;; SUMPRODUCT([$Date_Risultati.$D$3:.$D$50]=[.A32])*([$Date_Risultati.$F$3:.$F$50]&gt;[$Date_Risultati.$G$3:.$G$50])+(SUMPRODUCT([$Date_Risultati.$E$3:.$E$50]=[.A32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103" office:value-type="string" calcext:value-type="string">
            <text:p>Girone G</text:p>
          </table:table-cell>
          <table:table-cell table:style-name="ce136" office:value-type="string" calcext:value-type="string">
            <text:p>G</text:p>
          </table:table-cell>
          <table:table-cell table:style-name="ce158" office:value-type="string" calcext:value-type="string">
            <text:p>V</text:p>
          </table:table-cell>
          <table:table-cell table:style-name="ce158" office:value-type="string" calcext:value-type="string">
            <text:p>P</text:p>
          </table:table-cell>
          <table:table-cell table:style-name="ce158" office:value-type="string" calcext:value-type="string">
            <text:p>F</text:p>
          </table:table-cell>
          <table:table-cell table:style-name="ce158" office:value-type="string" calcext:value-type="string">
            <text:p>PC</text:p>
          </table:table-cell>
          <table:table-cell table:style-name="ce158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33]=&quot;&quot;;&quot;&quot;; SUMPRODUCT([$Date_Risultati.$D$3:.$D$50]=[.A33])*([$Date_Risultati.$F$3:.$F$50]&gt;[$Date_Risultati.$G$3:.$G$50])+(SUMPRODUCT([$Date_Risultati.$E$3:.$E$50]=[.A33])*([$Date_Risultati.$G$3:.$G$50]&gt;[$Date_Risultati.$F$3:.$F$50])))" office:value-type="float" office:value="2" calcext:value-type="float">
            <text:p>2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99" table:formula="of:=IFERROR(__xludf.dummyfunction(&quot;sort(filter({$A$3:$A1502,$C$3:$H1502},$B$3:$B1502=RIGHT(R32,1)),3,FALSE,7,FALSE,5,FALSE)&quot;);&quot;Gorilla&quot;)" office:value-type="string" office:string-value="Gorilla" calcext:value-type="string">
            <text:p>Gorilla</text:p>
          </table:table-cell>
          <table:table-cell table:style-name="ce13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2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32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132" table:formula="of:=IFERROR(__xludf.dummyfunction(&quot;&quot;&quot;COMPUTED_VALUE&quot;&quot;&quot;);20)"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table:formula="of:=IF([.A34]=&quot;&quot;;&quot;&quot;; SUMPRODUCT([$Date_Risultati.$D$3:.$D$50]=[.A34])*([$Date_Risultati.$F$3:.$F$50]&gt;[$Date_Risultati.$G$3:.$G$50])+(SUMPRODUCT([$Date_Risultati.$E$3:.$E$50]=[.A34])*([$Date_Risultati.$G$3:.$G$50]&gt;[$Date_Risultati.$F$3:.$F$50])))" office:value-type="float" office:value="1" calcext:value-type="float">
            <text:p>1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/>
          <table:table-cell table:style-name="ce100" table:formula="of:=IFERROR(__xludf.dummyfunction(&quot;&quot;&quot;COMPUTED_VALUE&quot;&quot;&quot;);&quot;Muli&quot;)" office:value-type="string" office:string-value="Muli" calcext:value-type="string">
            <text:p>Muli</text:p>
          </table:table-cell>
          <table:table-cell table:style-name="ce1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3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33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33" table:formula="of:=IFERROR(__xludf.dummyfunction(&quot;&quot;&quot;COMPUTED_VALUE&quot;&quot;&quot;);-60)" office:value-type="float" office:value="-60" calcext:value-type="float">
            <text:p>-6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101" table:formula="of:=IFERROR(__xludf.dummyfunction(&quot;&quot;&quot;COMPUTED_VALUE&quot;&quot;&quot;);&quot;Istrici&quot;)" office:value-type="string" office:string-value="Istrici" calcext:value-type="string">
            <text:p>Istrici</text:p>
          </table:table-cell>
          <table:table-cell table:style-name="ce134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5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15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56" table:formula="of:=IFERROR(__xludf.dummyfunction(&quot;&quot;&quot;COMPUTED_VALUE&quot;&quot;&quot;);60)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102" table:formula="of:=IFERROR(__xludf.dummyfunction(&quot;&quot;&quot;COMPUTED_VALUE&quot;&quot;&quot;);&quot;Orche&quot;)" office:value-type="string" office:string-value="Orche" calcext:value-type="string">
            <text:p>Orche</text:p>
          </table:table-cell>
          <table:table-cell table:style-name="ce13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7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157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7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157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157" table:formula="of:=IFERROR(__xludf.dummyfunction(&quot;&quot;&quot;COMPUTED_VALUE&quot;&quot;&quot;);-20)" office:value-type="float" office:value="-20" calcext:value-type="float">
            <text:p>-2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104" office:value-type="string" calcext:value-type="string">
            <text:p>Girone H</text:p>
          </table:table-cell>
          <table:table-cell table:style-name="ce137" office:value-type="string" calcext:value-type="string">
            <text:p>G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P</text:p>
          </table:table-cell>
          <table:table-cell table:style-name="ce137" office:value-type="string" calcext:value-type="string">
            <text:p>F</text:p>
          </table:table-cell>
          <table:table-cell table:style-name="ce137" office:value-type="string" calcext:value-type="string">
            <text:p>PC</text:p>
          </table:table-cell>
          <table:table-cell table:style-name="ce137" office:value-type="string" calcext:value-type="string">
            <text:p>PGF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99" table:formula="of:=IFERROR(__xludf.dummyfunction(&quot;sort(filter({$A$3:$A1502,$C$3:$H1502},$B$3:$B1502=RIGHT(R37,1)),3,FALSE,7,FALSE,5,FALSE)&quot;);&quot;Tonni&quot;)" office:value-type="string" office:string-value="Tonni" calcext:value-type="string">
            <text:p>Tonni</text:p>
          </table:table-cell>
          <table:table-cell table:style-name="ce13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2" table:formula="of:=IFERROR(__xludf.dummyfunction(&quot;&quot;&quot;COMPUTED_VALUE&quot;&quot;&quot;);163)" office:value-type="float" office:value="163" calcext:value-type="float">
            <text:p>163</text:p>
          </table:table-cell>
          <table:table-cell table:style-name="ce132" table:formula="of:=IFERROR(__xludf.dummyfunction(&quot;&quot;&quot;COMPUTED_VALUE&quot;&quot;&quot;);110)" office:value-type="float" office:value="110" calcext:value-type="float">
            <text:p>110</text:p>
          </table:table-cell>
          <table:table-cell table:style-name="ce132" table:formula="of:=IFERROR(__xludf.dummyfunction(&quot;&quot;&quot;COMPUTED_VALUE&quot;&quot;&quot;);53)" office:value-type="float" office:value="53" calcext:value-type="float">
            <text:p>53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100" table:formula="of:=IFERROR(__xludf.dummyfunction(&quot;&quot;&quot;COMPUTED_VALUE&quot;&quot;&quot;);&quot;Scorpioni&quot;)" office:value-type="string" office:string-value="Scorpioni" calcext:value-type="string">
            <text:p>Scorpioni</text:p>
          </table:table-cell>
          <table:table-cell table:style-name="ce13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3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3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33" table:formula="of:=IFERROR(__xludf.dummyfunction(&quot;&quot;&quot;COMPUTED_VALUE&quot;&quot;&quot;);170)" office:value-type="float" office:value="170" calcext:value-type="float">
            <text:p>170</text:p>
          </table:table-cell>
          <table:table-cell table:style-name="ce133" table:formula="of:=IFERROR(__xludf.dummyfunction(&quot;&quot;&quot;COMPUTED_VALUE&quot;&quot;&quot;);244)" office:value-type="float" office:value="244" calcext:value-type="float">
            <text:p>244</text:p>
          </table:table-cell>
          <table:table-cell table:style-name="ce133" table:formula="of:=IFERROR(__xludf.dummyfunction(&quot;&quot;&quot;COMPUTED_VALUE&quot;&quot;&quot;);-74)" office:value-type="float" office:value="-74" calcext:value-type="float">
            <text:p>-74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105" table:formula="of:=IFERROR(__xludf.dummyfunction(&quot;&quot;&quot;COMPUTED_VALUE&quot;&quot;&quot;);&quot;Piranha&quot;)" office:value-type="string" office:string-value="Piranha" calcext:value-type="string">
            <text:p>Piranha</text:p>
          </table:table-cell>
          <table:table-cell table:style-name="ce138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59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59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59" table:formula="of:=IFERROR(__xludf.dummyfunction(&quot;&quot;&quot;COMPUTED_VALUE&quot;&quot;&quot;);245)" office:value-type="float" office:value="245" calcext:value-type="float">
            <text:p>245</text:p>
          </table:table-cell>
          <table:table-cell table:style-name="ce159" table:formula="of:=IFERROR(__xludf.dummyfunction(&quot;&quot;&quot;COMPUTED_VALUE&quot;&quot;&quot;);215)" office:value-type="float" office:value="215" calcext:value-type="float">
            <text:p>215</text:p>
          </table:table-cell>
          <table:table-cell table:style-name="ce159" table:formula="of:=IFERROR(__xludf.dummyfunction(&quot;&quot;&quot;COMPUTED_VALUE&quot;&quot;&quot;);30)" office:value-type="float" office:value="30" calcext:value-type="float">
            <text:p>30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/>
          <table:table-cell table:style-name="ce106" table:formula="of:=IFERROR(__xludf.dummyfunction(&quot;&quot;&quot;COMPUTED_VALUE&quot;&quot;&quot;);&quot;Zebre&quot;)" office:value-type="string" office:string-value="Zebre" calcext:value-type="string">
            <text:p>Zebre</text:p>
          </table:table-cell>
          <table:table-cell table:style-name="ce139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160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160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160" table:formula="of:=IFERROR(__xludf.dummyfunction(&quot;&quot;&quot;COMPUTED_VALUE&quot;&quot;&quot;);133)" office:value-type="float" office:value="133" calcext:value-type="float">
            <text:p>133</text:p>
          </table:table-cell>
          <table:table-cell table:style-name="ce160" table:formula="of:=IFERROR(__xludf.dummyfunction(&quot;&quot;&quot;COMPUTED_VALUE&quot;&quot;&quot;);142)" office:value-type="float" office:value="142" calcext:value-type="float">
            <text:p>142</text:p>
          </table:table-cell>
          <table:table-cell table:style-name="ce160" table:formula="of:=IFERROR(__xludf.dummyfunction(&quot;&quot;&quot;COMPUTED_VALUE&quot;&quot;&quot;);-9)" office:value-type="float" office:value="-9" calcext:value-type="float">
            <text:p>-9</text:p>
          </table:table-cell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 table:style-name="ce73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/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style-name="ce76" office:value-type="string" office:string-value="" calcext:value-type="error">
            <text:p>Err:539</text:p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2"/>
          <table:table-cell table:style-name="ce76" table:number-columns-repeated="6"/>
          <table:table-cell table:number-columns-repeated="7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1">
          <table:table-cell/>
          <table:table-cell table:style-name="ce76"/>
          <table:table-cell table:style-name="ce76">
            <text:p/>
          </table:table-cell>
          <table:table-cell table:style-name="ce76"/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style-name="ce76">
            <text:p/>
          </table:table-cell>
          <table:table-cell table:number-columns-repeated="15"/>
          <table:table-cell table:style-name="ce76"/>
          <table:table-cell table:number-columns-repeated="40"/>
        </table:table-row>
        <table:table-row table:style-name="ro2" table:number-rows-repeated="1047073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Classifiche.R22:Classifiche.R22 Classifiche.T22:Classifiche.X22">
            <calcext:condition calcext:apply-style-name="ConditionalStyle_8" calcext:value="formula-is(IF(#ref!=#ref!;1;IF(#ref!=#ref!;1;0)))" calcext:base-cell-address="Classifiche.R22"/>
          </calcext:conditional-format>
          <calcext:conditional-format calcext:target-range-address="Classifiche.R7:Classifiche.X7 Classifiche.R12:Classifiche.X12 Classifiche.R17:Classifiche.X17">
            <calcext:condition calcext:apply-style-name="ConditionalStyle_8" calcext:value="formula-is([.$R$4]=&quot;Black and White&quot;)" calcext:base-cell-address="Classifiche.R7"/>
          </calcext:conditional-format>
          <calcext:conditional-format calcext:target-range-address="Classifiche.R2:Classifiche.X2">
            <calcext:condition calcext:apply-style-name="ConditionalStyle_8" calcext:value="formula-is([.$R$4]=&quot;Black and White&quot;)" calcext:base-cell-address="Classifiche.R2"/>
          </calcext:conditional-format>
          <calcext:conditional-format calcext:target-range-address="Classifiche.R23:Classifiche.X23 Classifiche.R28:Classifiche.R28 Classifiche.R33:Classifiche.R33 Classifiche.R38:Classifiche.R38">
            <calcext:condition calcext:apply-style-name="ConditionalStyle_8" calcext:value="formula-is([.$R$4]=&quot;Black and White&quot;)" calcext:base-cell-address="Classifiche.R23"/>
          </calcext:conditional-format>
          <calcext:conditional-format calcext:target-range-address="Classifiche.R32:Classifiche.R32">
            <calcext:condition calcext:apply-style-name="ConditionalStyle_8" calcext:value="formula-is([.$R$4]=&quot;Black and White&quot;)" calcext:base-cell-address="Classifiche.R32"/>
          </calcext:conditional-format>
          <calcext:conditional-format calcext:target-range-address="Classifiche.S32:Classifiche.S32">
            <calcext:condition calcext:apply-style-name="ConditionalStyle_8" calcext:value="formula-is([.$R$4]=&quot;Black and White&quot;)" calcext:base-cell-address="Classifiche.S32"/>
          </calcext:conditional-format>
          <calcext:conditional-format calcext:target-range-address="Classifiche.T32:Classifiche.X32">
            <calcext:condition calcext:apply-style-name="ConditionalStyle_8" calcext:value="formula-is([.$R$4]=&quot;Black and White&quot;)" calcext:base-cell-address="Classifiche.T32"/>
          </calcext:conditional-format>
          <calcext:conditional-format calcext:target-range-address="Classifiche.R25:Classifiche.R26">
            <calcext:condition calcext:apply-style-name="ConditionalStyle_8" calcext:value="formula-is([.$R$4]=&quot;Black and White&quot;)" calcext:base-cell-address="Classifiche.R25"/>
          </calcext:conditional-format>
          <calcext:conditional-format calcext:target-range-address="Classifiche.R24:Classifiche.R24">
            <calcext:condition calcext:apply-style-name="ConditionalStyle_8" calcext:value="formula-is([.$R$4]=&quot;Black and White&quot;)" calcext:base-cell-address="Classifiche.R24"/>
          </calcext:conditional-format>
          <calcext:conditional-format calcext:target-range-address="Classifiche.T25:Classifiche.T25">
            <calcext:condition calcext:apply-style-name="ConditionalStyle_8" calcext:value="formula-is([.$R$4]=&quot;Black and White&quot;)" calcext:base-cell-address="Classifiche.T25"/>
          </calcext:conditional-format>
          <calcext:conditional-format calcext:target-range-address="Classifiche.T26:Classifiche.T26">
            <calcext:condition calcext:apply-style-name="ConditionalStyle_8" calcext:value="formula-is([.$R$4]=&quot;Black and White&quot;)" calcext:base-cell-address="Classifiche.T26"/>
          </calcext:conditional-format>
          <calcext:conditional-format calcext:target-range-address="Classifiche.U25:Classifiche.U26">
            <calcext:condition calcext:apply-style-name="ConditionalStyle_8" calcext:value="formula-is([.$R$4]=&quot;Black and White&quot;)" calcext:base-cell-address="Classifiche.U25"/>
          </calcext:conditional-format>
          <calcext:conditional-format calcext:target-range-address="Classifiche.V25:Classifiche.X26">
            <calcext:condition calcext:apply-style-name="ConditionalStyle_8" calcext:value="formula-is([.$R$4]=&quot;Black and White&quot;)" calcext:base-cell-address="Classifiche.V25"/>
          </calcext:conditional-format>
          <calcext:conditional-format calcext:target-range-address="Classifiche.T24:Classifiche.X24">
            <calcext:condition calcext:apply-style-name="ConditionalStyle_8" calcext:value="formula-is([.$R$4]=&quot;Black and White&quot;)" calcext:base-cell-address="Classifiche.T24"/>
          </calcext:conditional-format>
          <calcext:conditional-format calcext:target-range-address="Classifiche.S26:Classifiche.S26">
            <calcext:condition calcext:apply-style-name="ConditionalStyle_8" calcext:value="formula-is([.$R$4]=&quot;Black and White&quot;)" calcext:base-cell-address="Classifiche.S26"/>
          </calcext:conditional-format>
          <calcext:conditional-format calcext:target-range-address="Classifiche.S25:Classifiche.S25">
            <calcext:condition calcext:apply-style-name="ConditionalStyle_8" calcext:value="formula-is([.$R$4]=&quot;Black and White&quot;)" calcext:base-cell-address="Classifiche.S25"/>
          </calcext:conditional-format>
          <calcext:conditional-format calcext:target-range-address="Classifiche.S28:Classifiche.X28 Classifiche.S33:Classifiche.X33 Classifiche.S38:Classifiche.X38">
            <calcext:condition calcext:apply-style-name="ConditionalStyle_8" calcext:value="formula-is([.$R$4]=&quot;Black and White&quot;)" calcext:base-cell-address="Classifiche.S28"/>
          </calcext:conditional-format>
          <calcext:conditional-format calcext:target-range-address="Classifiche.S31:Classifiche.S31 Classifiche.S36:Classifiche.S36">
            <calcext:condition calcext:apply-style-name="ConditionalStyle_8" calcext:value="formula-is([.$R$4]=&quot;Black and White&quot;)" calcext:base-cell-address="Classifiche.S31"/>
          </calcext:conditional-format>
          <calcext:conditional-format calcext:target-range-address="Classifiche.S30:Classifiche.S30 Classifiche.S35:Classifiche.S35">
            <calcext:condition calcext:apply-style-name="ConditionalStyle_8" calcext:value="formula-is([.$R$4]=&quot;Black and White&quot;)" calcext:base-cell-address="Classifiche.S30"/>
          </calcext:conditional-format>
          <calcext:conditional-format calcext:target-range-address="Classifiche.R28:Classifiche.R28 Classifiche.R33:Classifiche.R33 Classifiche.R38:Classifiche.R38">
            <calcext:condition calcext:apply-style-name="ConditionalStyle_8" calcext:value="formula-is([.$R$4]=&quot;Black and White&quot;)" calcext:base-cell-address="Classifiche.R28"/>
          </calcext:conditional-format>
          <calcext:conditional-format calcext:target-range-address="Classifiche.R29:Classifiche.R29 Classifiche.R34:Classifiche.R34 Classifiche.R39:Classifiche.R39">
            <calcext:condition calcext:apply-style-name="ConditionalStyle_8" calcext:value="formula-is([.$R$4]=&quot;Black and White&quot;)" calcext:base-cell-address="Classifiche.R29"/>
          </calcext:conditional-format>
          <calcext:conditional-format calcext:target-range-address="Classifiche.R30:Classifiche.R31 Classifiche.R35:Classifiche.R36">
            <calcext:condition calcext:apply-style-name="ConditionalStyle_8" calcext:value="formula-is([.$R$4]=&quot;Black and White&quot;)" calcext:base-cell-address="Classifiche.R30"/>
          </calcext:conditional-format>
          <calcext:conditional-format calcext:target-range-address="Classifiche.R18:Classifiche.R21 Classifiche.R23:Classifiche.X26 Classifiche.R28:Classifiche.R28 Classifiche.R33:Classifiche.R33 Classifiche.R38:Classifiche.R38">
            <calcext:condition calcext:apply-style-name="ConditionalStyle_8" calcext:value="formula-is([.$R$4]=&quot;Black and White&quot;)" calcext:base-cell-address="Classifiche.R18"/>
          </calcext:conditional-format>
          <calcext:conditional-format calcext:target-range-address="Classifiche.R20:Classifiche.R21">
            <calcext:condition calcext:apply-style-name="ConditionalStyle_8" calcext:value="formula-is([.$R$4]=&quot;Black and White&quot;)" calcext:base-cell-address="Classifiche.R20"/>
          </calcext:conditional-format>
          <calcext:conditional-format calcext:target-range-address="Classifiche.R19:Classifiche.R19">
            <calcext:condition calcext:apply-style-name="ConditionalStyle_8" calcext:value="formula-is([.$R$4]=&quot;Black and White&quot;)" calcext:base-cell-address="Classifiche.R19"/>
          </calcext:conditional-format>
          <calcext:conditional-format calcext:target-range-address="Classifiche.R13:Classifiche.R16 Classifiche.R18:Classifiche.R18 Classifiche.R23:Classifiche.X26 Classifiche.R28:Classifiche.R28 Classifiche.R33:Classifiche.R33 Classifiche.R38:Classifiche.R38">
            <calcext:condition calcext:apply-style-name="ConditionalStyle_8" calcext:value="formula-is([.$R$4]=&quot;Black and White&quot;)" calcext:base-cell-address="Classifiche.R13"/>
          </calcext:conditional-format>
          <calcext:conditional-format calcext:target-range-address="Classifiche.R15:Classifiche.R16">
            <calcext:condition calcext:apply-style-name="ConditionalStyle_8" calcext:value="formula-is([.$R$4]=&quot;Black and White&quot;)" calcext:base-cell-address="Classifiche.R15"/>
          </calcext:conditional-format>
          <calcext:conditional-format calcext:target-range-address="Classifiche.R14:Classifiche.R14">
            <calcext:condition calcext:apply-style-name="ConditionalStyle_8" calcext:value="formula-is([.$R$4]=&quot;Black and White&quot;)" calcext:base-cell-address="Classifiche.R14"/>
          </calcext:conditional-format>
          <calcext:conditional-format calcext:target-range-address="Classifiche.R8:Classifiche.R11">
            <calcext:condition calcext:apply-style-name="ConditionalStyle_8" calcext:value="formula-is([.$R$4]=&quot;Black and White&quot;)" calcext:base-cell-address="Classifiche.R8"/>
          </calcext:conditional-format>
          <calcext:conditional-format calcext:target-range-address="Classifiche.R10:Classifiche.R11">
            <calcext:condition calcext:apply-style-name="ConditionalStyle_8" calcext:value="formula-is([.$R$4]=&quot;Black and White&quot;)" calcext:base-cell-address="Classifiche.R10"/>
          </calcext:conditional-format>
          <calcext:conditional-format calcext:target-range-address="Classifiche.R9:Classifiche.R9">
            <calcext:condition calcext:apply-style-name="ConditionalStyle_8" calcext:value="formula-is([.$R$4]=&quot;Black and White&quot;)" calcext:base-cell-address="Classifiche.R9"/>
          </calcext:conditional-format>
          <calcext:conditional-format calcext:target-range-address="Classifiche.R3:Classifiche.R6 Classifiche.R8:Classifiche.R11">
            <calcext:condition calcext:apply-style-name="ConditionalStyle_8" calcext:value="formula-is([.$R$4]=&quot;Black and White&quot;)" calcext:base-cell-address="Classifiche.R3"/>
          </calcext:conditional-format>
          <calcext:conditional-format calcext:target-range-address="Classifiche.R5:Classifiche.R6 Classifiche.R8:Classifiche.R11">
            <calcext:condition calcext:apply-style-name="ConditionalStyle_8" calcext:value="formula-is([.$R$4]=&quot;Black and White&quot;)" calcext:base-cell-address="Classifiche.R5"/>
          </calcext:conditional-format>
          <calcext:conditional-format calcext:target-range-address="Classifiche.R4:Classifiche.R4">
            <calcext:condition calcext:apply-style-name="ConditionalStyle_8" calcext:value="formula-is([.$R$4]=&quot;Black and White&quot;)" calcext:base-cell-address="Classifiche.R4"/>
          </calcext:conditional-format>
          <calcext:conditional-format calcext:target-range-address="Classifiche.S24:Classifiche.S24">
            <calcext:condition calcext:apply-style-name="ConditionalStyle_8" calcext:value="formula-is([.$R$4]=&quot;Black and White&quot;)" calcext:base-cell-address="Classifiche.S24"/>
          </calcext:conditional-format>
          <calcext:conditional-format calcext:target-range-address="Classifiche.S29:Classifiche.X29 Classifiche.S34:Classifiche.X34 Classifiche.S39:Classifiche.X39">
            <calcext:condition calcext:apply-style-name="ConditionalStyle_8" calcext:value="formula-is([.$R$4]=&quot;Black and White&quot;)" calcext:base-cell-address="Classifiche.S29"/>
          </calcext:conditional-format>
          <calcext:conditional-format calcext:target-range-address="Classifiche.T30:Classifiche.X31 Classifiche.T35:Classifiche.X36">
            <calcext:condition calcext:apply-style-name="ConditionalStyle_8" calcext:value="formula-is([.$R$4]=&quot;Black and White&quot;)" calcext:base-cell-address="Classifiche.T30"/>
          </calcext:conditional-format>
          <calcext:conditional-format calcext:target-range-address="Classifiche.S18:Classifiche.X18">
            <calcext:condition calcext:apply-style-name="ConditionalStyle_8" calcext:value="formula-is([.$R$4]=&quot;Black and White&quot;)" calcext:base-cell-address="Classifiche.S18"/>
          </calcext:conditional-format>
          <calcext:conditional-format calcext:target-range-address="Classifiche.T20:Classifiche.T20">
            <calcext:condition calcext:apply-style-name="ConditionalStyle_8" calcext:value="formula-is([.$R$4]=&quot;Black and White&quot;)" calcext:base-cell-address="Classifiche.T20"/>
          </calcext:conditional-format>
          <calcext:conditional-format calcext:target-range-address="Classifiche.T21:Classifiche.T21">
            <calcext:condition calcext:apply-style-name="ConditionalStyle_8" calcext:value="formula-is([.$R$4]=&quot;Black and White&quot;)" calcext:base-cell-address="Classifiche.T21"/>
          </calcext:conditional-format>
          <calcext:conditional-format calcext:target-range-address="Classifiche.U20:Classifiche.U21">
            <calcext:condition calcext:apply-style-name="ConditionalStyle_8" calcext:value="formula-is([.$R$4]=&quot;Black and White&quot;)" calcext:base-cell-address="Classifiche.U20"/>
          </calcext:conditional-format>
          <calcext:conditional-format calcext:target-range-address="Classifiche.V20:Classifiche.X21">
            <calcext:condition calcext:apply-style-name="ConditionalStyle_8" calcext:value="formula-is([.$R$4]=&quot;Black and White&quot;)" calcext:base-cell-address="Classifiche.V20"/>
          </calcext:conditional-format>
          <calcext:conditional-format calcext:target-range-address="Classifiche.T19:Classifiche.X19">
            <calcext:condition calcext:apply-style-name="ConditionalStyle_8" calcext:value="formula-is([.$R$4]=&quot;Black and White&quot;)" calcext:base-cell-address="Classifiche.T19"/>
          </calcext:conditional-format>
          <calcext:conditional-format calcext:target-range-address="Classifiche.S21:Classifiche.S21">
            <calcext:condition calcext:apply-style-name="ConditionalStyle_8" calcext:value="formula-is([.$R$4]=&quot;Black and White&quot;)" calcext:base-cell-address="Classifiche.S21"/>
          </calcext:conditional-format>
          <calcext:conditional-format calcext:target-range-address="Classifiche.S20:Classifiche.S20">
            <calcext:condition calcext:apply-style-name="ConditionalStyle_8" calcext:value="formula-is([.$R$4]=&quot;Black and White&quot;)" calcext:base-cell-address="Classifiche.S20"/>
          </calcext:conditional-format>
          <calcext:conditional-format calcext:target-range-address="Classifiche.S19:Classifiche.S19">
            <calcext:condition calcext:apply-style-name="ConditionalStyle_8" calcext:value="formula-is([.$R$4]=&quot;Black and White&quot;)" calcext:base-cell-address="Classifiche.S19"/>
          </calcext:conditional-format>
          <calcext:conditional-format calcext:target-range-address="Classifiche.S13:Classifiche.X13">
            <calcext:condition calcext:apply-style-name="ConditionalStyle_8" calcext:value="formula-is([.$R$4]=&quot;Black and White&quot;)" calcext:base-cell-address="Classifiche.S13"/>
          </calcext:conditional-format>
          <calcext:conditional-format calcext:target-range-address="Classifiche.T15:Classifiche.T15">
            <calcext:condition calcext:apply-style-name="ConditionalStyle_8" calcext:value="formula-is([.$R$4]=&quot;Black and White&quot;)" calcext:base-cell-address="Classifiche.T15"/>
          </calcext:conditional-format>
          <calcext:conditional-format calcext:target-range-address="Classifiche.T16:Classifiche.T16">
            <calcext:condition calcext:apply-style-name="ConditionalStyle_8" calcext:value="formula-is([.$R$4]=&quot;Black and White&quot;)" calcext:base-cell-address="Classifiche.T16"/>
          </calcext:conditional-format>
          <calcext:conditional-format calcext:target-range-address="Classifiche.U15:Classifiche.U16">
            <calcext:condition calcext:apply-style-name="ConditionalStyle_8" calcext:value="formula-is([.$R$4]=&quot;Black and White&quot;)" calcext:base-cell-address="Classifiche.U15"/>
          </calcext:conditional-format>
          <calcext:conditional-format calcext:target-range-address="Classifiche.V15:Classifiche.X16">
            <calcext:condition calcext:apply-style-name="ConditionalStyle_8" calcext:value="formula-is([.$R$4]=&quot;Black and White&quot;)" calcext:base-cell-address="Classifiche.V15"/>
          </calcext:conditional-format>
          <calcext:conditional-format calcext:target-range-address="Classifiche.T14:Classifiche.X14">
            <calcext:condition calcext:apply-style-name="ConditionalStyle_8" calcext:value="formula-is([.$R$4]=&quot;Black and White&quot;)" calcext:base-cell-address="Classifiche.T14"/>
          </calcext:conditional-format>
          <calcext:conditional-format calcext:target-range-address="Classifiche.S16:Classifiche.S16">
            <calcext:condition calcext:apply-style-name="ConditionalStyle_8" calcext:value="formula-is([.$R$4]=&quot;Black and White&quot;)" calcext:base-cell-address="Classifiche.S16"/>
          </calcext:conditional-format>
          <calcext:conditional-format calcext:target-range-address="Classifiche.S15:Classifiche.S15">
            <calcext:condition calcext:apply-style-name="ConditionalStyle_8" calcext:value="formula-is([.$R$4]=&quot;Black and White&quot;)" calcext:base-cell-address="Classifiche.S15"/>
          </calcext:conditional-format>
          <calcext:conditional-format calcext:target-range-address="Classifiche.S14:Classifiche.S14">
            <calcext:condition calcext:apply-style-name="ConditionalStyle_8" calcext:value="formula-is([.$R$4]=&quot;Black and White&quot;)" calcext:base-cell-address="Classifiche.S14"/>
          </calcext:conditional-format>
          <calcext:conditional-format calcext:target-range-address="Classifiche.S8:Classifiche.X8">
            <calcext:condition calcext:apply-style-name="ConditionalStyle_8" calcext:value="formula-is([.$R$4]=&quot;Black and White&quot;)" calcext:base-cell-address="Classifiche.S8"/>
          </calcext:conditional-format>
          <calcext:conditional-format calcext:target-range-address="Classifiche.T10:Classifiche.T10">
            <calcext:condition calcext:apply-style-name="ConditionalStyle_8" calcext:value="formula-is([.$R$4]=&quot;Black and White&quot;)" calcext:base-cell-address="Classifiche.T10"/>
          </calcext:conditional-format>
          <calcext:conditional-format calcext:target-range-address="Classifiche.T11:Classifiche.T11">
            <calcext:condition calcext:apply-style-name="ConditionalStyle_8" calcext:value="formula-is([.$R$4]=&quot;Black and White&quot;)" calcext:base-cell-address="Classifiche.T11"/>
          </calcext:conditional-format>
          <calcext:conditional-format calcext:target-range-address="Classifiche.U10:Classifiche.U11">
            <calcext:condition calcext:apply-style-name="ConditionalStyle_8" calcext:value="formula-is([.$R$4]=&quot;Black and White&quot;)" calcext:base-cell-address="Classifiche.U10"/>
          </calcext:conditional-format>
          <calcext:conditional-format calcext:target-range-address="Classifiche.V10:Classifiche.X11">
            <calcext:condition calcext:apply-style-name="ConditionalStyle_8" calcext:value="formula-is([.$R$4]=&quot;Black and White&quot;)" calcext:base-cell-address="Classifiche.V10"/>
          </calcext:conditional-format>
          <calcext:conditional-format calcext:target-range-address="Classifiche.T9:Classifiche.X9">
            <calcext:condition calcext:apply-style-name="ConditionalStyle_8" calcext:value="formula-is([.$R$4]=&quot;Black and White&quot;)" calcext:base-cell-address="Classifiche.T9"/>
          </calcext:conditional-format>
          <calcext:conditional-format calcext:target-range-address="Classifiche.S11:Classifiche.S11">
            <calcext:condition calcext:apply-style-name="ConditionalStyle_8" calcext:value="formula-is([.$R$4]=&quot;Black and White&quot;)" calcext:base-cell-address="Classifiche.S11"/>
          </calcext:conditional-format>
          <calcext:conditional-format calcext:target-range-address="Classifiche.S10:Classifiche.S10">
            <calcext:condition calcext:apply-style-name="ConditionalStyle_8" calcext:value="formula-is([.$R$4]=&quot;Black and White&quot;)" calcext:base-cell-address="Classifiche.S10"/>
          </calcext:conditional-format>
          <calcext:conditional-format calcext:target-range-address="Classifiche.S9:Classifiche.S9">
            <calcext:condition calcext:apply-style-name="ConditionalStyle_8" calcext:value="formula-is([.$R$4]=&quot;Black and White&quot;)" calcext:base-cell-address="Classifiche.S9"/>
          </calcext:conditional-format>
          <calcext:conditional-format calcext:target-range-address="Classifiche.S3:Classifiche.X3">
            <calcext:condition calcext:apply-style-name="ConditionalStyle_8" calcext:value="formula-is([.$R$4]=&quot;Black and White&quot;)" calcext:base-cell-address="Classifiche.S3"/>
          </calcext:conditional-format>
          <calcext:conditional-format calcext:target-range-address="Classifiche.T5:Classifiche.T5">
            <calcext:condition calcext:apply-style-name="ConditionalStyle_8" calcext:value="formula-is([.$R$4]=&quot;Black and White&quot;)" calcext:base-cell-address="Classifiche.T5"/>
          </calcext:conditional-format>
          <calcext:conditional-format calcext:target-range-address="Classifiche.T6:Classifiche.T6">
            <calcext:condition calcext:apply-style-name="ConditionalStyle_8" calcext:value="formula-is([.$R$4]=&quot;Black and White&quot;)" calcext:base-cell-address="Classifiche.T6"/>
          </calcext:conditional-format>
          <calcext:conditional-format calcext:target-range-address="Classifiche.U5:Classifiche.U6">
            <calcext:condition calcext:apply-style-name="ConditionalStyle_8" calcext:value="formula-is([.$R$4]=&quot;Black and White&quot;)" calcext:base-cell-address="Classifiche.U5"/>
          </calcext:conditional-format>
          <calcext:conditional-format calcext:target-range-address="Classifiche.V5:Classifiche.X6">
            <calcext:condition calcext:apply-style-name="ConditionalStyle_8" calcext:value="formula-is([.$R$4]=&quot;Black and White&quot;)" calcext:base-cell-address="Classifiche.V5"/>
          </calcext:conditional-format>
          <calcext:conditional-format calcext:target-range-address="Classifiche.T4:Classifiche.X4">
            <calcext:condition calcext:apply-style-name="ConditionalStyle_8" calcext:value="formula-is([.$R$4]=&quot;Black and White&quot;)" calcext:base-cell-address="Classifiche.T4"/>
          </calcext:conditional-format>
          <calcext:conditional-format calcext:target-range-address="Classifiche.S6:Classifiche.S6">
            <calcext:condition calcext:apply-style-name="ConditionalStyle_8" calcext:value="formula-is([.$R$4]=&quot;Black and White&quot;)" calcext:base-cell-address="Classifiche.S6"/>
          </calcext:conditional-format>
          <calcext:conditional-format calcext:target-range-address="Classifiche.S5:Classifiche.S5">
            <calcext:condition calcext:apply-style-name="ConditionalStyle_8" calcext:value="formula-is([.$R$4]=&quot;Black and White&quot;)" calcext:base-cell-address="Classifiche.S5"/>
          </calcext:conditional-format>
          <calcext:conditional-format calcext:target-range-address="Classifiche.S4:Classifiche.S4">
            <calcext:condition calcext:apply-style-name="ConditionalStyle_8" calcext:value="formula-is([.$R$4]=&quot;Black and White&quot;)" calcext:base-cell-address="Classifiche.S4"/>
          </calcext:conditional-format>
          <calcext:conditional-format calcext:target-range-address="Classifiche.R40:Classifiche.R40">
            <calcext:condition calcext:apply-style-name="ConditionalStyle_8" calcext:value="formula-is([.$R$4]=&quot;Black and White&quot;)" calcext:base-cell-address="Classifiche.R40"/>
          </calcext:conditional-format>
          <calcext:conditional-format calcext:target-range-address="Classifiche.R41:Classifiche.R41">
            <calcext:condition calcext:apply-style-name="ConditionalStyle_8" calcext:value="formula-is([.$R$4]=&quot;Black and White&quot;)" calcext:base-cell-address="Classifiche.R41"/>
          </calcext:conditional-format>
          <calcext:conditional-format calcext:target-range-address="Classifiche.S40:Classifiche.S40">
            <calcext:condition calcext:apply-style-name="ConditionalStyle_8" calcext:value="formula-is([.$R$4]=&quot;Black and White&quot;)" calcext:base-cell-address="Classifiche.S40"/>
          </calcext:conditional-format>
          <calcext:conditional-format calcext:target-range-address="Classifiche.S41:Classifiche.S41">
            <calcext:condition calcext:apply-style-name="ConditionalStyle_8" calcext:value="formula-is([.$R$4]=&quot;Black and White&quot;)" calcext:base-cell-address="Classifiche.S41"/>
          </calcext:conditional-format>
          <calcext:conditional-format calcext:target-range-address="Classifiche.T41:Classifiche.X41">
            <calcext:condition calcext:apply-style-name="ConditionalStyle_8" calcext:value="formula-is([.$R$4]=&quot;Black and White&quot;)" calcext:base-cell-address="Classifiche.T41"/>
          </calcext:conditional-format>
          <calcext:conditional-format calcext:target-range-address="Classifiche.T40:Classifiche.X40">
            <calcext:condition calcext:apply-style-name="ConditionalStyle_8" calcext:value="formula-is([.$R$4]=&quot;Black and White&quot;)" calcext:base-cell-address="Classifiche.T40"/>
          </calcext:conditional-format>
        </calcext:conditional-formats>
      </table:table>
      <table:named-expressions>
        <table:named-expression table:name="B_CLASSIFICA_GIRONE_A" table:base-cell-address="$Istruzioni.$A$1" table:expression="#REF!"/>
        <table:named-expression table:name="B_CLASSIFICA_GIRONE_B" table:base-cell-address="$Istruzioni.$A$1" table:expression="#REF!"/>
        <table:named-expression table:name="B_CLASSIFICA_GIRONE_C" table:base-cell-address="$Istruzioni.$A$1" table:expression="#REF!"/>
        <table:named-expression table:name="B_CLASSIFICA_GIRONE_D" table:base-cell-address="$Istruzioni.$A$1" table:expression="#REF!"/>
        <table:named-expression table:name="B_CLASSIFICA_GIRONE_E" table:base-cell-address="$Istruzioni.$A$1" table:expression="#REF!"/>
        <table:named-expression table:name="B_CLASSIFICA_GIRONE_F" table:base-cell-address="$Istruzioni.$A$1" table:expression="#REF!"/>
        <table:named-expression table:name="B_CLASSIFICA_GIRONE_G" table:base-cell-address="$Istruzioni.$A$1" table:expression="#REF!"/>
        <table:named-expression table:name="B_CLASSIFICA_GIRONE_H" table:base-cell-address="$Istruzioni.$A$1" table:expression="#REF!"/>
        <table:named-expression table:name="B_CLASSIFICHE_GIRONI" table:base-cell-address="$Istruzioni.$A$1" table:expression="#REF!"/>
        <table:named-expression table:name="B_COEFF_GIRONE_A" table:base-cell-address="$Istruzioni.$A$1" table:expression="#REF!"/>
        <table:named-expression table:name="B_COEFF_GIRONE_B" table:base-cell-address="$Istruzioni.$A$1" table:expression="#REF!"/>
        <table:named-expression table:name="B_COEFF_GIRONE_C" table:base-cell-address="$Istruzioni.$A$1" table:expression="#REF!"/>
        <table:named-expression table:name="B_COEFF_GIRONE_D" table:base-cell-address="$Istruzioni.$A$1" table:expression="#REF!"/>
        <table:named-expression table:name="B_COEFF_GIRONE_E" table:base-cell-address="$Istruzioni.$A$1" table:expression="#REF!"/>
        <table:named-expression table:name="B_COEFF_GIRONE_F" table:base-cell-address="$Istruzioni.$A$1" table:expression="#REF!"/>
        <table:named-expression table:name="B_COEFF_GIRONE_G" table:base-cell-address="$Istruzioni.$A$1" table:expression="#REF!"/>
        <table:named-expression table:name="B_COEFF_GIRONE_H" table:base-cell-address="$Istruzioni.$A$1" table:expression="#REF!"/>
        <table:named-expression table:name="B_DIFF_CANESTRI_SQUADRA_A_GIRONI" table:base-cell-address="$Istruzioni.$A$1" table:expression="#REF!"/>
        <table:named-expression table:name="B_DIFF_CANESTRI_SQUADRA_B_GIRONI" table:base-cell-address="$Istruzioni.$A$1" table:expression="#REF!"/>
        <table:named-expression table:name="B_FORFAIT_SQUADRA_A_GIRONI" table:base-cell-address="$Istruzioni.$A$1" table:expression="#REF!"/>
        <table:named-expression table:name="B_FORFAIT_SQUADRA_B_GIRONI" table:base-cell-address="$Istruzioni.$A$1" table:expression="#REF!"/>
        <table:named-expression table:name="B_PARTITE_2A_FASE_PER_CODICE" table:base-cell-address="$Istruzioni.$A$1" table:expression="#REF!"/>
        <table:named-expression table:name="B_PARTITE_2A_FASE_PER_NUMERO" table:base-cell-address="$Istruzioni.$A$1" table:expression="#REF!"/>
        <table:named-expression table:name="B_PARTITE_GIRONI" table:base-cell-address="$Istruzioni.$A$1" table:expression="#REF!"/>
        <table:named-expression table:name="B_PERSE_SQUADRA_A_GIRONI" table:base-cell-address="$Istruzioni.$A$1" table:expression="#REF!"/>
        <table:named-expression table:name="B_PERSE_SQUADRA_B_GIRONI" table:base-cell-address="$Istruzioni.$A$1" table:expression="#REF!"/>
        <table:named-expression table:name="B_PUNTI_FATTI_SQUADRA_A_GIRONI" table:base-cell-address="$Istruzioni.$A$1" table:expression="#REF!"/>
        <table:named-expression table:name="B_PUNTI_FATTI_SQUADRA_B_GIRONI" table:base-cell-address="$Istruzioni.$A$1" table:expression="#REF!"/>
        <table:named-expression table:name="B_PUNTI_SUBITI_SQUADRA_A_GIRONI" table:base-cell-address="$Istruzioni.$A$1" table:expression="#REF!"/>
        <table:named-expression table:name="B_PUNTI_SUBITI_SQUADRA_B_GIRONI" table:base-cell-address="$Istruzioni.$A$1" table:expression="#REF!"/>
        <table:named-expression table:name="B_SQUADRA_A_GIRONI" table:base-cell-address="$Istruzioni.$A$1" table:expression="#REF!"/>
        <table:named-expression table:name="B_SQUADRA_B_GIRONI" table:base-cell-address="$Istruzioni.$A$1" table:expression="#REF!"/>
        <table:named-expression table:name="B_VINTE_SQUADRA_A_GIRONI" table:base-cell-address="$Istruzioni.$A$1" table:expression="#REF!"/>
        <table:named-expression table:name="B_VINTE_SQUADRA_B_GIRONI" table:base-cell-address="$Istruzioni.$A$1" table:expression="#REF!"/>
        <table:named-expression table:name="CLASSIFICA_GIRONE_A" table:base-cell-address="$Istruzioni.$A$1" table:expression="#REF!"/>
        <table:named-expression table:name="CLASSIFICA_GIRONE_B" table:base-cell-address="$Istruzioni.$A$1" table:expression="#REF!"/>
        <table:named-expression table:name="CLASSIFICA_GIRONE_C" table:base-cell-address="$Istruzioni.$A$1" table:expression="#REF!"/>
        <table:named-expression table:name="CLASSIFICA_GIRONE_D" table:base-cell-address="$Istruzioni.$A$1" table:expression="#REF!"/>
        <table:named-expression table:name="CLASSIFICA_GIRONE_E" table:base-cell-address="$Istruzioni.$A$1" table:expression="#REF!"/>
        <table:named-expression table:name="CLASSIFICA_GIRONE_F" table:base-cell-address="$Istruzioni.$A$1" table:expression="#REF!"/>
        <table:named-expression table:name="CLASSIFICA_GIRONE_G" table:base-cell-address="$Istruzioni.$A$1" table:expression="#REF!"/>
        <table:named-expression table:name="CLASSIFICA_GIRONE_H" table:base-cell-address="$Istruzioni.$A$1" table:expression="#REF!"/>
        <table:named-range table:name="INPUT_CAMPI" table:base-cell-address="$Istruzioni.$A$1" table:cell-range-address="$Campo.$A$3:.$B$34"/>
        <table:named-expression table:name="INPUT_DATE_E_RISULTATI_2A_FASE" table:base-cell-address="$Istruzioni.$A$1" table:expression="#REF!"/>
        <table:named-range table:name="INPUT_DATE_E_RISULTATI_GIRONI" table:base-cell-address="$Istruzioni.$A$1" table:cell-range-address="$Date_Risultati.$A$3:.$K$50"/>
        <table:named-range table:name="INPUT_DATI_TORNEO" table:base-cell-address="$Istruzioni.$A$1" table:cell-range-address="$Istruzioni.$A$3:.$B$4"/>
        <table:named-range table:name="INPUT_SQUADRE" table:base-cell-address="$Istruzioni.$A$1" table:cell-range-address="$Squadre.$A$3:.$F$34"/>
        <table:named-range table:name="SQUADRE_PER_CODICE" table:base-cell-address="$Istruzioni.$A$1" table:cell-range-address="$Squadre.$B$3:.$F$34"/>
      </table:named-expressions>
      <table:database-ranges>
        <table:database-range table:name="__Anonymous_Sheet_DB__3" table:target-range-address="Date_Risultati.C2:Date_Risultati.K5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Mangal" svg:font-family="Mang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8" style:display-name="ConditionalStyle_8" style:family="table-cell" style:parent-style-name="Default">
      <style:table-cell-properties fo:background-color="#ff0000"/>
      <style:text-properties fo:color="#ffffff" style:font-name="Mangal" fo:font-family="Mangal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a500"/>
      <style:text-properties fo:color="#ffffff" style:font-name="Mangal" fo:font-family="Mangal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ffff00"/>
      <style:text-properties style:font-name="Mangal" fo:font-family="Mangal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008000"/>
      <style:text-properties fo:color="#ffffff" style:font-name="Mangal" fo:font-family="Mangal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0000ff"/>
      <style:text-properties fo:color="#ffffff" style:font-name="Mangal" fo:font-family="Mangal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4b0082"/>
      <style:text-properties fo:color="#ffffff" style:font-name="Mangal" fo:font-family="Mangal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ee82ee"/>
      <style:text-properties fo:color="#ffffff" style:font-name="Mangal" fo:font-family="Mangal" fo:font-weight="bold" style:font-weight-asian="bold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ffffff" style:font-name="Mangal" fo:font-family="Mangal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po" style:display-name="PageStyle_Ca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uadre" style:display-name="PageStyle_Squa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_5f_Risultati" style:display-name="PageStyle_Date_Risultat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assifiche" style:display-name="PageStyle_Classific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5" meta:cell-count="11844" meta:object-count="0"/>
    <meta:generator>LibreOffice/7.0.0.3$Windows_X86_64 LibreOffice_project/8061b3e9204bef6b321a21033174034a5e2ea88e</meta:generator>
  </office:meta>
</office:document-meta>
</file>